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style:font-name="Roboto" style:font-name-asian="Roboto1" style:font-name-complex="Roboto1"/>
    </style:style>
    <style:style style:name="P3" style:family="paragraph" style:parent-style-name="Standard">
      <style:paragraph-properties fo:margin-top="0.1665in" fo:margin-bottom="0.1665in" loext:contextual-spacing="false" fo:line-height="106%"/>
      <style:text-properties style:font-name="Roboto" fo:font-style="italic" style:font-name-asian="Roboto1" style:font-style-asian="italic" style:font-name-complex="Roboto1"/>
    </style:style>
    <style:style style:name="P4" style:family="paragraph" style:parent-style-name="Standard">
      <style:paragraph-properties fo:margin-top="0.1665in" fo:margin-bottom="0.1665in" loext:contextual-spacing="false" fo:line-height="100%"/>
      <style:text-properties style:font-name="Roboto" fo:font-style="italic" style:font-name-asian="Roboto1" style:font-style-asian="italic" style:font-name-complex="Roboto1"/>
    </style:style>
    <style:style style:name="P5" style:family="paragraph" style:parent-style-name="Standard">
      <style:paragraph-properties fo:margin-top="0.1665in" fo:margin-bottom="0.1665in" loext:contextual-spacing="false" fo:line-height="100%"/>
      <style:text-properties style:font-name="Roboto" style:text-underline-style="solid" style:text-underline-width="auto" style:text-underline-color="font-color" style:font-name-asian="Roboto1" style:font-name-complex="Roboto1"/>
    </style:style>
    <style:style style:name="P6" style:family="paragraph" style:parent-style-name="Standard">
      <style:paragraph-properties fo:margin-top="0.1665in" fo:margin-bottom="0.1665in" loext:contextual-spacing="false" fo:line-height="100%"/>
      <style:text-properties style:font-name="Roboto" fo:font-weight="bold" style:font-name-asian="Roboto1" style:font-weight-asian="bold" style:font-name-complex="Roboto1"/>
    </style:style>
    <style:style style:name="P7" style:family="paragraph" style:parent-style-name="Standard">
      <style:paragraph-properties fo:margin-top="0.1665in" fo:margin-bottom="0.1665in" loext:contextual-spacing="false" fo:line-height="106%"/>
    </style:style>
    <style:style style:name="P8" style:family="paragraph" style:parent-style-name="Standard" style:master-page-name="Standard">
      <style:paragraph-properties fo:margin-top="0.1665in" fo:margin-bottom="0.1665in" loext:contextual-spacing="false" fo:line-height="100%" style:page-number="1"/>
    </style:style>
    <style:style style:name="P9" style:family="paragraph" style:parent-style-name="Standard">
      <style:paragraph-properties fo:margin-top="0.1665in" fo:margin-bottom="0in" loext:contextual-spacing="false" fo:line-height="100%"/>
    </style:style>
    <style:style style:name="P10" style:family="paragraph" style:parent-style-name="Standard">
      <style:paragraph-properties fo:margin-top="0.1665in" fo:margin-bottom="0in" loext:contextual-spacing="false" fo:line-height="100%"/>
      <style:text-properties style:font-name="Roboto" style:font-name-asian="Roboto1" style:font-name-complex="Roboto1"/>
    </style:style>
    <style:style style:name="P11" style:family="paragraph" style:parent-style-name="Standard">
      <style:paragraph-properties fo:margin-top="0.1665in" fo:margin-bottom="0.0835in" loext:contextual-spacing="false" fo:line-height="100%"/>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58" style:family="paragraph" style:parent-style-name="Standard">
      <style:paragraph-properties fo:margin-left="0in" fo:margin-right="0in" fo:margin-top="0.1665in" fo:margin-bottom="0.1665in" loext:contextual-spacing="false" fo:line-height="100%" fo:text-indent="0in" style:auto-text-indent="false"/>
    </style:style>
    <style:style style:name="P59" style:family="paragraph" style:parent-style-name="Standard">
      <style:paragraph-properties fo:margin-left="0in" fo:margin-right="0in" fo:margin-top="0.1665in" fo:margin-bottom="0.1665in" loext:contextual-spacing="false" fo:line-height="100%" fo:text-indent="0.5in" style:auto-text-indent="false"/>
    </style:style>
    <style:style style:name="T1" style:family="text">
      <style:text-properties style:font-name="Roboto" fo:font-weight="bold" style:font-name-asian="Roboto1" style:font-weight-asian="bold" style:font-name-complex="Roboto1"/>
    </style:style>
    <style:style style:name="T2" style:family="text">
      <style:text-properties style:font-name="Roboto" style:text-underline-style="solid" style:text-underline-width="auto" style:text-underline-color="font-color" style:font-name-asian="Roboto1" style:font-name-complex="Roboto1"/>
    </style:style>
    <style:style style:name="T3" style:family="text">
      <style:text-properties style:font-name="Roboto" style:font-name-asian="Roboto1" style:font-name-complex="Roboto1"/>
    </style:style>
    <style:style style:name="T4" style:family="text">
      <style:text-properties style:font-name="Roboto" style:font-name-asian="Roboto1" style:font-name-complex="Roboto1" fo:background-color="#ffff00"/>
    </style:style>
    <style:style style:name="T5" style:family="text">
      <style:text-properties style:font-name="Roboto" style:font-name-asian="Roboto1" style:font-name-complex="Roboto1" fo:background-color="#ffffff"/>
    </style:style>
    <style:style style:name="T6" style:family="text">
      <style:text-properties style:font-name="Roboto" fo:font-style="italic" style:font-name-asian="Roboto1" style:font-style-asian="italic" style:font-name-complex="Roboto1"/>
    </style:style>
    <style:style style:name="T7" style:family="text">
      <style:text-properties style:font-name="Roboto" fo:font-style="italic" fo:font-weight="bold" style:font-name-asian="Roboto1" style:font-style-asian="italic" style:font-weight-asian="bold" style:font-name-complex="Roboto1"/>
    </style:style>
    <style:style style:name="T8" style:family="text">
      <style:text-properties style:font-name="Roboto" style:text-underline-style="none" style:font-name-asian="Roboto1" style:font-name-complex="Roboto1"/>
    </style:style>
    <style:style style:name="T9" style:family="text">
      <style:text-properties style:text-position="super 58%" style:font-name="Roboto" style:font-name-asian="Roboto1" style:font-name-complex="Roboto1"/>
    </style:style>
    <style:style style:name="T10" style:family="text">
      <style:text-properties fo:color="#1155cc" style:font-name="Roboto" style:text-underline-style="solid" style:text-underline-width="auto" style:text-underline-color="font-color" style:font-name-asian="Roboto1" style:font-name-complex="Robot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 Courses</text:span></text:p>
      <text:p text:style-name="P1"><text:span text:style-name="T2">Introduction / Εισαγωγή</text:span></text:p>
      <text:p text:style-name="P1"><text:span text:style-name="T1">C++</text:span><text:span text:style-name="T3"> is a high-level, general-purpose programming language created by Bjarne Stroustrup as an extension of the C programming language, also referred to as "C with Classes". The language has expanded significantly over time, and modern C++ has object-oriented, generic, and functional features in addition to facilities for low-level memory manipulation. It is almost always implemented as a compiled language.</text:span></text:p>
      <text:p text:style-name="P1"><text:span text:style-name="T3">Η C++ είναι μία γλώσσα προγραμματισμού υψηλού επιπέδου και γενικού σκοπού, που δημιουργήθηκε από τον Bjarne Stroustrup ως μια επέκταση της γλώσσας προγραμματισμού C, και είναι γνωστή και ως “C με κλάσεις”. Η γλώσσα έχει επεκταθεί σημαντικά με την πάροδο του χρόνου, και η μοντέρνα C++ έχει αντικειμενο-κεντρικά και συναρτησιακά χαρακτηριστικά εκτός της δυνατότητας διαχείρισης μνήμης χαμηλού επιπέδου. Είναι σχεδόν πάντα </text:span><text:span text:style-name="T4">μετφράσιμη γλώσσα.</text:span></text:p>
      <text:p text:style-name="P1"><text:span text:style-name="T3">Why Use C++</text:span></text:p>
      <text:p text:style-name="P1"><text:span text:style-name="T3">· <text:s text:c="8"/>C++ is one of the world's most popular programming languages.</text:span></text:p>
      <text:p text:style-name="P1"><text:span text:style-name="T3">· <text:s text:c="8"/>C++ can be found in today's operating systems, Graphical User Interfaces, and embedded systems.</text:span></text:p>
      <text:p text:style-name="P1"><text:span text:style-name="T3">· <text:s text:c="8"/>C++ is an object-oriented programming language which gives a clear structure to programs and allows code to be reused, lowering development costs.</text:span></text:p>
      <text:p text:style-name="P1"><text:span text:style-name="T3">· <text:s text:c="8"/>C++ is portable and can be used to develop applications that can be adapted to multiple platforms.</text:span></text:p>
      <text:p text:style-name="P1"><text:span text:style-name="T3">· <text:s text:c="8"/>C++ is fun and easy to learn</text:span></text:p>
      <text:p text:style-name="P1"><text:span text:style-name="T3">· <text:s text:c="8"/>As C++ is close to C# and Java, it makes it easy for programmers to switch to C++ or vice versa</text:span></text:p>
      <text:p text:style-name="P1"><text:span text:style-name="T3">Γιατί να χρησιμοποιήσεις την C++</text:span></text:p>
      <text:p text:style-name="P1"><text:span text:style-name="T3">· <text:s text:c="8"/>Η C++ είναι μια από τις πιο δημοφιλείς προγραμματιστικές γλώσσες.</text:span></text:p>
      <text:p text:style-name="P1"><text:span text:style-name="T3">· <text:s text:c="8"/>Η C++ μπορεί να βρεθεί στα σημερινά λειτουργικά συστήματα, σε γραφικά πειβάλλοντα διεπαφής χρήστη, και σε ενσωματωμένα συστήματα.</text:span></text:p>
      <text:p text:style-name="P1"><text:span text:style-name="T3">· <text:s text:c="8"/>Η C++ είναι μια αντικειμενο-κεντρική γλώσσα προγραμματισμού, που δινει πιο καθαρή δομή στα προγράμματα και επιτρέπει στον κώδικα να επαναχρησιμοποιηθεί, <text:s/>περιορίζοντας το κόστος παραγωγής.</text:span></text:p>
      <text:p text:style-name="P1"><text:span text:style-name="T3">· <text:s text:c="8"/>Η C++ είναι μετακινήσιμη και μπορεί να χρησιμοποιηθεί για την συγγραφή προγραμμάτων που προσαρμόζονται σε διάφορες πλατφόρμες.</text:span></text:p>
      <text:p text:style-name="P1"><text:span text:style-name="T3">· <text:s text:c="8"/>Η C++ είναι ευχάριστη και εύκολη στην μάθηση</text:span></text:p>
      <text:p text:style-name="P1"><text:span text:style-name="T3">· <text:s text:c="8"/>Καθώς η C++ είναι κοντά στις C# και Java, δίνει στους προγραμματιστές την ευκολία να γυρίσουν σε αυτή, ή και το ανάποδο.</text:span></text:p>
      <text:p text:style-name="P1"><text:span text:style-name="T3"><text:s/></text:span></text:p>
      <text:p text:style-name="P1"><text:span text:style-name="T2">Hello World</text:span></text:p>
      <text:p text:style-name="P1"><text:span text:style-name="T3">When you first open a C++ IDE, the following program will appear on your screen:</text:span></text:p>
      <text:p text:style-name="P1"><text:span text:style-name="T3"><text:s/></text:span></text:p>
      <text:p text:style-name="P1"><text:span text:style-name="T3">#include &lt;iostream&gt;</text:span></text:p>
      <text:p text:style-name="P2"><text:soft-page-break/></text:p>
      <text:p text:style-name="P1"><text:span text:style-name="T6">int main() {</text:span></text:p>
      <text:p text:style-name="P1"><text:span text:style-name="T6"><text:s text:c="2"/></text:span><text:span text:style-name="T7">std::</text:span><text:span text:style-name="T6">cout &lt;&lt; "Hello World!";</text:span></text:p>
      <text:p text:style-name="P1"><text:span text:style-name="T6"><text:s text:c="2"/>return 0;</text:span></text:p>
      <text:p text:style-name="P1"><text:span text:style-name="T6">}</text:span></text:p>
      <text:p text:style-name="P1"><text:span text:style-name="T3"><text:s/></text:span></text:p>
      <text:p text:style-name="P1"><text:span text:style-name="T3">If you build and then run it, the outcome on your console will be:</text:span></text:p>
      <text:p text:style-name="P1"><text:span text:style-name="T6">Hello World!</text:span></text:p>
      <text:p text:style-name="P1"><text:span text:style-name="T3"><text:s/></text:span></text:p>
      <text:p text:style-name="P1"><text:span text:style-name="T3">Όταν ανοίγετε για πρώτη φορά ένα προγραμματιστικό περιβάλλον της C++, το ακόλουθο πρόγραμμα θα εμφανιστεί στην οθόνη σας:</text:span></text:p>
      <text:p text:style-name="P1"><text:span text:style-name="T3">#include &lt;iostream&gt;</text:span></text:p>
      <text:p text:style-name="P2"/>
      <text:p text:style-name="P1"><text:span text:style-name="T6">int main() {</text:span></text:p>
      <text:p text:style-name="P1"><text:span text:style-name="T6"><text:s text:c="2"/></text:span><text:span text:style-name="T7">std::</text:span><text:span text:style-name="T6">cout &lt;&lt; "Hello World!";</text:span></text:p>
      <text:p text:style-name="P1"><text:span text:style-name="T6"><text:s text:c="2"/>return 0;</text:span></text:p>
      <text:p text:style-name="P1"><text:span text:style-name="T6">}</text:span></text:p>
      <text:p text:style-name="P1"><text:span text:style-name="T3">Αν το χτίσετε και ακολούθως το τρέξετε, θα εμφανιστεί στην κονσόλα το ακόλουθο αποτέλεσμα:</text:span></text:p>
      <text:p text:style-name="P1"><text:span text:style-name="T6">Hello World!</text:span></text:p>
      <text:p text:style-name="P1"><text:span text:style-name="T3"><text:s/></text:span></text:p>
      <text:p text:style-name="P1"><text:span text:style-name="T3">In order to understand this example, it is needed to understand what each line does separately.</text:span></text:p>
      <text:p text:style-name="P1"><text:span text:style-name="T1">Line 1:</text:span><text:span text:style-name="T3"> </text:span><text:span text:style-name="T6">#include &lt;iostream&gt;</text:span><text:span text:style-name="T3"> is a header file library that lets us work with input and output objects, such as cout (used in line 5). Header files add functionality to C++ programs.</text:span></text:p>
      <text:p text:style-name="P1"><text:span text:style-name="T1">Line 2:</text:span><text:span text:style-name="T3"> </text:span><text:span text:style-name="T6">using namespace std</text:span><text:span text:style-name="T3"> means that we can use names for objects and variables from the standard library. You might see some C++ programs that runs without the standard namespace library. The </text:span><text:span text:style-name="T6">using namespace std</text:span><text:span text:style-name="T3"> line can be omitted and replaced with the </text:span><text:span text:style-name="T6">std</text:span><text:span text:style-name="T3"> keyword, followed by the :: operator for some objects:</text:span></text:p>
      <text:p text:style-name="P1"><text:span text:style-name="T3">For example:</text:span></text:p>
      <text:p text:style-name="P1"><text:span text:style-name="T6"><text:s text:c="2"/>std</text:span><text:span text:style-name="T7">::</text:span><text:span text:style-name="T6">cout &lt;&lt; "Hello World!";</text:span></text:p>
      <text:p text:style-name="P1"><text:soft-page-break/><text:span text:style-name="T3"><text:s/></text:span></text:p>
      <text:p text:style-name="P1"><text:span text:style-name="T1">Line 4:</text:span><text:span text:style-name="T3"> Another thing that always appear in a C++ program, is</text:span><text:span text:style-name="T6"> int main()</text:span><text:span text:style-name="T3">. This is called a function. Any code inside its curly brackets {} will be executed.</text:span></text:p>
      <text:p text:style-name="P1"><text:span text:style-name="T1">Line 5:</text:span><text:span text:style-name="T3"> </text:span><text:span text:style-name="T6">cout</text:span><text:span text:style-name="T3"> is an object used together with the insertion</text:span><text:span text:style-name="T6"> </text:span><text:span text:style-name="T3">operator (&lt;&lt;) to output/print text. In our example it will output "Hello World".</text:span></text:p>
      <text:p text:style-name="P1"><text:span text:style-name="T1">Line 6:</text:span><text:span text:style-name="T3"> </text:span><text:span text:style-name="T6">return 0;</text:span><text:span text:style-name="T3"> ends the main function.</text:span></text:p>
      <text:p text:style-name="P1"><text:span text:style-name="T3"><text:s/></text:span></text:p>
      <text:p text:style-name="P1"><text:span text:style-name="T3">Για να καταλάβετε το συγκεκριμένο παράδειγμα, είναι απαραίτητο να καταλάβετε τι κάνει κάθε σειρά ξεχωριστά.</text:span></text:p>
      <text:p text:style-name="P1"><text:span text:style-name="T1">Σειρά 1:</text:span><text:span text:style-name="T3"> Το </text:span><text:span text:style-name="T6">#include &lt;iostream&gt; </text:span><text:span text:style-name="T3">είναι ένα αρχείο βιβλιοθήκης κεφαλίδας, που σας επιτρέπει να χρησιμοποιείτε αντικείμενα εισόδου και εξόδου, όπως το cout (βρίσκεται στην γραμμή 5). Τα αρχεία κεφαλίδας προσθέτουν λειτουργικότητα στα προγράμματα σε C++.</text:span></text:p>
      <text:p text:style-name="P1"><text:span text:style-name="T1">Γραμμή 2:</text:span><text:span text:style-name="T3"> Το </text:span><text:span text:style-name="T6">using namespace std</text:span><text:span text:style-name="T3"> σημαίνει ότι μπορείτε να χρησιμοποιήσετε ονόματα για αντικείμενα και μεταβλητές από την βασική βιβλιοθήκη. Μπορεί να συναντήσετε προγράμματα που τρέχουν χωρίς να χρησιμοποιούν την βιβλιοθήκη standard namespace. Το </text:span><text:span text:style-name="T6">using namespace std</text:span><text:span text:style-name="T3"> μπορεί να αποφευχθεί και να αντικατασταθεί από την λέξη κλειδί std, ακολουθούμενο από τον συντελεστή :: για κάποια αντικείμενα.</text:span></text:p>
      <text:p text:style-name="P1"><text:span text:style-name="T3">Για παράδειγμα:</text:span></text:p>
      <text:p text:style-name="P1"><text:span text:style-name="T6">std</text:span><text:span text:style-name="T7">::</text:span><text:span text:style-name="T6">cout &lt;&lt; "Hello World!";</text:span></text:p>
      <text:p text:style-name="P1"><text:span text:style-name="T1">Γραμμή 4:</text:span><text:span text:style-name="T3"> Κάτι ακόμα που εμφανίζεται πάντα σε ένα πρόγραμμα σε C++ είναι η </text:span><text:span text:style-name="T6">int main()</text:span><text:span text:style-name="T3">. Αυτή είναι μια συνάρτηση. Ο κώδικας που περιλαμβάνεται στις αγκύλες θα εκτελεστεί.</text:span></text:p>
      <text:p text:style-name="P1"><text:span text:style-name="T1">Γραμμή 5:</text:span><text:span text:style-name="T3"> Το cout είναι ένα αντικείμενο που χρησιμοποιείται μαζί με τον χειριστή εισόδου (&lt;&lt;) για να βγαλει ως έξοδο κάποιο κείμενο. Στο παράδειγμά μας, θα εκτυπώσει “Hello World”.</text:span></text:p>
      <text:p text:style-name="P1"><text:span text:style-name="T1">Γραμμή 6:</text:span><text:span text:style-name="T3"> Το </text:span><text:span text:style-name="T6">return 0; </text:span><text:span text:style-name="T3">τελειώνει την συνάρτηση main.</text:span></text:p>
      <text:p text:style-name="P1"><text:span text:style-name="T2">Control output and User input / Έξοδος κοσνόλας και είσοδος χρήστη</text:span></text:p>
      <text:p text:style-name="P1"><text:span text:style-name="T2">Cout</text:span></text:p>
      <text:p text:style-name="P1"><text:span text:style-name="T3">The </text:span><text:span text:style-name="T6">cout</text:span><text:span text:style-name="T3"> object, together with the &lt;&lt; operator, is used to output values/print text, as we previously saw with the </text:span><text:span text:style-name="T6">Hello World</text:span><text:span text:style-name="T3"> example.</text:span></text:p>
      <text:p text:style-name="P1"><text:span text:style-name="T3">Syntax:</text:span></text:p>
      <text:p text:style-name="P1"><text:span text:style-name="T6">cout&lt;&lt; “Anything you want to print”;</text:span></text:p>
      <text:p text:style-name="P1"><text:span text:style-name="T3"><text:s/></text:span></text:p>
      <text:p text:style-name="P1"><text:span text:style-name="T3">Cout can be followed by text and/or variables, in whatever order and it can be used as many times as you want in the code.</text:span></text:p>
      <text:p text:style-name="P1"><text:span text:style-name="T3">Το αντικείμενο cout , μαζί με τον χειριστή &lt;&lt;, χρησιμοποιούνται για να εμφανίσουν τιμές / να εκτυπώσουν κείμενα, όπως είδατε προηγουμένως στο παράδειγμα Hello World.</text:span></text:p>
      <text:p text:style-name="P1"><text:span text:style-name="T3">Σύνταξη:</text:span></text:p>
      <text:p text:style-name="P1"><text:span text:style-name="T6">cout&lt;&lt; “Οτιδήποτε θέλετε να εκτυπώσετε”;</text:span></text:p>
      <text:p text:style-name="P1"><text:span text:style-name="T3">Η cout μπορεί να ακολουθείτε από κείμενο ή / και μεταβλητές, σε οποιαδήποτε σειρά, και μπορεί να χρησιμοποιηθεί όσες φορές θέλετε στον κώδικα.</text:span></text:p>
      <text:p text:style-name="P1"><text:soft-page-break/><text:span text:style-name="T3"><text:s/></text:span></text:p>
      <text:p text:style-name="P1"><text:span text:style-name="T3">The cout order does not automatically insert a new line. To do that, you can use the \n character.</text:span></text:p>
      <text:p text:style-name="P1"><text:span text:style-name="T3">For example:</text:span></text:p>
      <text:p text:style-name="P1"><text:span text:style-name="T6">cout &lt;&lt; "Hello World! </text:span><text:span text:style-name="T7">\n</text:span><text:span text:style-name="T6">";</text:span></text:p>
      <text:p text:style-name="P1"><text:span text:style-name="T6">cout &lt;&lt; "I am learning C++";</text:span></text:p>
      <text:p text:style-name="P1"><text:span text:style-name="T3">Will have as output:</text:span></text:p>
      <text:p text:style-name="P1"><text:span text:style-name="T6">Hello World!</text:span></text:p>
      <text:p text:style-name="P1"><text:span text:style-name="T6">I am learning C++</text:span></text:p>
      <text:p text:style-name="P1"><text:span text:style-name="T2">Tip</text:span><text:span text:style-name="T1">:</text:span><text:span text:style-name="T3"> Two \n characters after each other will create a blank line</text:span></text:p>
      <text:p text:style-name="P1"><text:span text:style-name="T3">Another way to insert a new line, is with the endl manipulator.</text:span></text:p>
      <text:p text:style-name="P1"><text:span text:style-name="T3">For example:</text:span></text:p>
      <text:p text:style-name="P1"><text:span text:style-name="T6">cout &lt;&lt; "Hello World!" &lt;&lt; </text:span><text:span text:style-name="T7">endl</text:span><text:span text:style-name="T6">;</text:span></text:p>
      <text:p text:style-name="P1"><text:span text:style-name="T6">cout &lt;&lt; "I am learning C++";</text:span></text:p>
      <text:p text:style-name="P1"><text:span text:style-name="T3">Console output:</text:span></text:p>
      <text:p text:style-name="P1"><text:span text:style-name="T6">Hello World!</text:span></text:p>
      <text:p text:style-name="P1"><text:span text:style-name="T6">I am learning C++</text:span></text:p>
      <text:p text:style-name="P1"><text:span text:style-name="T3">Η εντολή cout δεν εισάγει αυτόματα καινούργια γραμμή. Για να το κάνετε αυτό, μπορείτε να χρησιμοποιήσετε τον χαρακτήρα \n.</text:span></text:p>
      <text:p text:style-name="P1"><text:span text:style-name="T3">Για παράδειγμα:</text:span></text:p>
      <text:p text:style-name="P1"><text:span text:style-name="T6">cout &lt;&lt; "Hello World! </text:span><text:span text:style-name="T7">\n</text:span><text:span text:style-name="T6">";</text:span></text:p>
      <text:p text:style-name="P1"><text:span text:style-name="T6">cout &lt;&lt; "Μαθαίνω C++";</text:span></text:p>
      <text:p text:style-name="P1"><text:span text:style-name="T3">Θα εμφανίσει στην κονσόλα:</text:span></text:p>
      <text:p text:style-name="P1"><text:span text:style-name="T6">Hello World!</text:span></text:p>
      <text:p text:style-name="P1"><text:span text:style-name="T6">Μαθαίνω C++</text:span></text:p>
      <text:p text:style-name="P1"><text:span text:style-name="T3">Υπόδειξη: Δύο χαρακτήρες \n ο ένας μετά τον άλλον δημιουργούν μια κενή γραμμή.</text:span></text:p>
      <text:p text:style-name="P1"><text:soft-page-break/><text:span text:style-name="T3">Άλλος ένας τρόπος να εισάγετε μια νέα γραμμή είναι με τον χειριστή endl.</text:span></text:p>
      <text:p text:style-name="P1"><text:span text:style-name="T3">Για παράδειγμα:</text:span></text:p>
      <text:p text:style-name="P1"><text:span text:style-name="T6">cout &lt;&lt; "Hello World!" &lt;&lt; </text:span><text:span text:style-name="T7">endl</text:span><text:span text:style-name="T6">;</text:span></text:p>
      <text:p text:style-name="P1"><text:span text:style-name="T6">cout &lt;&lt; "Μαθαίνω C++";</text:span></text:p>
      <text:p text:style-name="P1"><text:span text:style-name="T3">Θα εμφανίσει στην κονσόλα:</text:span></text:p>
      <text:p text:style-name="P1"><text:span text:style-name="T6">Hello World!</text:span></text:p>
      <text:p text:style-name="P1"><text:span text:style-name="T6">Μαθαίνω C++</text:span></text:p>
      <text:p text:style-name="P1"><text:span text:style-name="T3"><text:s/></text:span></text:p>
      <text:p text:style-name="P1"><text:span text:style-name="T2">Cin</text:span></text:p>
      <text:p text:style-name="P1"><text:span text:style-name="T3">In most program environments, the standard input by default is the keyboard, and the C++ stream object defined to access it is cin.</text:span></text:p>
      <text:p text:style-name="P2"/>
      <text:p text:style-name="P1"><text:span text:style-name="T3">For formatted input operations, cin is used together with the extraction operator, which is written as &gt;&gt; (i.e., two "greater than" signs). This operator is then followed by the variable where the extracted data is stored.</text:span></text:p>
      <text:p text:style-name="P1"><text:span text:style-name="T3">For example:</text:span></text:p>
      <text:p text:style-name="P1"><text:span text:style-name="T6">int number;</text:span></text:p>
      <text:p text:style-name="P1"><text:span text:style-name="T6">cin&gt;&gt;number;</text:span></text:p>
      <text:p text:style-name="P1"><text:span text:style-name="T3">The first statement declares a variable of type int called age, and the second extracts from cin a value to be stored in it. This operation makes the program wait for input from cin; generally, this means that the program will wait for the user to enter some sequence with the keyboard. Once the statement with the extraction operation on cin is reached, the program will wait for as long as needed until some input is introduced.</text:span></text:p>
      <text:p text:style-name="P1"><text:span text:style-name="T2">Tip</text:span><text:span text:style-name="T3">: Note that the characters introduced using the keyboard are only transmitted to the program when the ENTER (or RETURN) key is pressed.</text:span></text:p>
      <text:p text:style-name="P1"><text:span text:style-name="T3"><text:s/></text:span></text:p>
      <text:p text:style-name="P1"><text:span text:style-name="T3">Στα περισσότερα προγραμματιστικά περιβάλλοντα, ο βασικός τρόπος εισόδου κειμένου γίνεται από το πληκτρολόγιο, και στην C++ το αντικείμενο που έχει πρόσβαση στο ρεύμα εισόδου είναι το cin.</text:span></text:p>
      <text:p text:style-name="P1"><text:span text:style-name="T3">Για μορφοποιημένα ρεύματα εισόδου, το cin χρησιμοποιείται μαζί με τον χειριστή &gt;&gt; (σαν δύο τελεστές σύγκρισης «μεγαλύτερο από»). Ο χειροστής αυτός ακολουθείται από την μεταβλητή όπου αποθηκεύεται η πληροφορία.</text:span></text:p>
      <text:p text:style-name="P1"><text:span text:style-name="T3">Για παράδειγμα:</text:span></text:p>
      <text:p text:style-name="P1"><text:span text:style-name="T3">For example:</text:span></text:p>
      <text:p text:style-name="P1"><text:span text:style-name="T6">int number;</text:span></text:p>
      <text:p text:style-name="P1"><text:span text:style-name="T6">cin&gt;&gt;number;</text:span></text:p>
      <text:p text:style-name="P1"><text:soft-page-break/><text:span text:style-name="T3">Η πρώτη δήλωση δηλώνει μία μεταβλητή τύπου int, και η δεύτερη παίρνει μια τιμή από το cin και την αποθηκεύει στην μεταβλητή. Η λειτουργία αυτή αναγκάζει το προγραμμα να περιμένει στοιχείο εισόδου από την cin. Αυτό συνήθως σημαίνει ότι το πρόγραμμα περιμένει από τον χρήστη να εισάγει μια ακολουθία από το πληκτρολόγιο. Όταν το πρόγραμμα φτάσει σε ένα αντικείμενο cin, θα περιμένει όσο χρειαστεί μέχρι να εισάγει δεδομένα ο χρήστης.</text:span></text:p>
      <text:p text:style-name="P1"><text:span text:style-name="T3">Υπόδειξη: Παρατηρήστε ότι η ακολουθία που εισάγει ο χρήστης από το πληκτρολόγιο αναγνωρίζεται από το πρόγραμμα όταν πατηθεί το πλήκτρο ENTER (ή RETURN).</text:span></text:p>
      <text:p text:style-name="P1"><text:span text:style-name="T3"><text:s/></text:span></text:p>
      <text:p text:style-name="P9"><text:span text:style-name="T5">Extractions on cin can also be chained to request more than one variable in a single statement:</text:span></text:p>
      <text:p text:style-name="P10"/>
      <text:p text:style-name="P9"><text:span text:style-name="T6">cin &gt;&gt; a &gt;&gt; b;</text:span></text:p>
      <text:p text:style-name="P10"/>
      <text:p text:style-name="P9"><text:span text:style-name="T5">This is equivalent to:</text:span></text:p>
      <text:p text:style-name="P9"><text:span text:style-name="T6">cin &gt;&gt; a;</text:span></text:p>
      <text:p text:style-name="P7"><text:span text:style-name="T6">cin &gt;&gt; b;</text:span></text:p>
      <text:p text:style-name="P3"/>
      <text:p text:style-name="P1"><text:span text:style-name="T5">In both cases, the user is expected to introduce two values, one for variable a, and another for variable b. Any kind of space is used to separate two consecutive input operations; this may either be a space, a tab, or a new-line character.</text:span></text:p>
      <text:p text:style-name="P1"><text:span text:style-name="T3">The extraction operator can be used on cin to get strings of characters in the same way as with fundamental data types:</text:span></text:p>
      <text:p text:style-name="P2"/>
      <text:p text:style-name="P1"><text:span text:style-name="T6">string mystring;</text:span></text:p>
      <text:p text:style-name="P1"><text:span text:style-name="T6">cin &gt;&gt; mystring;</text:span></text:p>
      <text:p text:style-name="P2"/>
      <text:p text:style-name="P2"/>
      <text:p text:style-name="P1"><text:span text:style-name="T3">However, cin extraction always considers spaces (whitespaces, tabs, new-line...) as terminating the value being extracted, and thus extracting a string means to always extract a single word, not a phrase or an entire sentence.</text:span></text:p>
      <text:p text:style-name="P1"><text:span text:style-name="T3">To get an entire line from cin, there exists a function, called getline, that takes the stream (cin) as first argument, and the string variable as second.</text:span></text:p>
      <text:p text:style-name="P1"><text:span text:style-name="T3">For example:</text:span></text:p>
      <text:p text:style-name="P1"><text:span text:style-name="T3">string mystr;</text:span></text:p>
      <text:p text:style-name="P1"><text:span text:style-name="T3"><text:s text:c="2"/>cout &lt;&lt; "What's your name? ";</text:span></text:p>
      <text:p text:style-name="P1"><text:span text:style-name="T3"><text:s text:c="2"/>getline (cin, mystr);</text:span></text:p>
      <text:p text:style-name="P1"><text:soft-page-break/><text:span text:style-name="T3">cout &lt;&lt; "Hello " &lt;&lt; mystr &lt;&lt; ".\n";</text:span></text:p>
      <text:p text:style-name="P1"><text:span text:style-name="T3">Will have an output:</text:span></text:p>
      <text:p text:style-name="P1"><text:span text:style-name="T3">What's your name?</text:span></text:p>
      <text:p text:style-name="P1"><text:span text:style-name="T3">(For input: George Papadopoulos)</text:span></text:p>
      <text:p text:style-name="P1"><text:span text:style-name="T3">Hello George Papadopoulos.</text:span></text:p>
      <text:p text:style-name="P1"><text:span text:style-name="T3"><text:s/></text:span></text:p>
      <text:p text:style-name="P1"><text:span text:style-name="T2">Comments</text:span></text:p>
      <text:p text:style-name="P1"><text:span text:style-name="T3">Comments can be used to explain C++ code, and to make it more readable. It can also be used to prevent execution when testing alternative code. Comments can be singled-lined or multi-lined.</text:span></text:p>
      <text:p text:style-name="P1"><text:span text:style-name="T3">Single-line comments start with two forward slashes (//).</text:span></text:p>
      <text:p text:style-name="P1"><text:span text:style-name="T3">Any text between // and the end of the line is ignored by the compiler (will not be executed).</text:span></text:p>
      <text:p text:style-name="P1"><text:span text:style-name="T3">For example:</text:span></text:p>
      <text:p text:style-name="P1"><text:span text:style-name="T6">// This is a comment</text:span></text:p>
      <text:p text:style-name="P1"><text:span text:style-name="T6">cout &lt;&lt; "Hello World!";</text:span></text:p>
      <text:p text:style-name="P1"><text:span text:style-name="T3">Console output:</text:span></text:p>
      <text:p text:style-name="P1"><text:span text:style-name="T6">Hello World!</text:span></text:p>
      <text:p text:style-name="P1"><text:span text:style-name="T3">Multi-line comments start with /* and ends with */.</text:span></text:p>
      <text:p text:style-name="P1"><text:span text:style-name="T3">Any text between /* and */ will be ignored by the compiler:</text:span></text:p>
      <text:p text:style-name="P1"><text:span text:style-name="T3">For example:</text:span></text:p>
      <text:p text:style-name="P9"><text:span text:style-name="T6">/* The compiler will completely ignore this part,</text:span></text:p>
      <text:p text:style-name="P11"><text:span text:style-name="T6">and will go on printing the message Hello World! */</text:span></text:p>
      <text:p text:style-name="P11"><text:span text:style-name="T6">cout &lt;&lt; "Hello World!";</text:span></text:p>
      <text:p text:style-name="P1"><text:span text:style-name="T3">Console output:</text:span></text:p>
      <text:p text:style-name="P1"><text:span text:style-name="T6">Hello World!</text:span></text:p>
      <text:p text:style-name="P4"/>
      <text:p text:style-name="P4"><text:soft-page-break/></text:p>
      <text:p text:style-name="P4"/>
      <text:p text:style-name="P4"/>
      <text:p text:style-name="P4"/>
      <text:p text:style-name="P1"><text:span text:style-name="T3">Μετάφραση</text:span></text:p>
      <text:p text:style-name="P1"><text:span text:style-name="T2">Σχόλια</text:span></text:p>
      <text:p text:style-name="P1"><text:span text:style-name="T3">Τα σχόλια μπορούν να χρησιμοποιηθούν για να εξηγήσουν τον κώδικα C++και να τον κάνουν πιο ευανάγνωστο. Μπορεί επίσης να χρησιμοποιηθεί για την πρόληψη της εκτέλεσης κατά τη δοκιμή εναλλακτικού κώδικα. Τα σχόλια μπορούν να είναι μίας γραμμής ή πολλών γραμμών.</text:span></text:p>
      <text:p text:style-name="P1"><text:span text:style-name="T3">Τα σχόλια μιας γραμμής ξεκινούν με δύο καθέτους προς τα εμπρός (//).</text:span></text:p>
      <text:p text:style-name="P1"><text:span text:style-name="T3">Οποιοδήποτε κείμενο μεταξύ // και το τέλος της γραμμής παραβλέπεται από το μεταγλωττιστή (δεν θα εκτελεστεί).</text:span></text:p>
      <text:p text:style-name="P1"><text:span text:style-name="T3">Για παράδειγμα:</text:span></text:p>
      <text:p text:style-name="P1"><text:span text:style-name="T3">//Αυτό είναι ένα σχόλιο</text:span></text:p>
      <text:p text:style-name="P1"><text:span text:style-name="T3">cout &lt;&lt; "Hello World!".</text:span></text:p>
      <text:p text:style-name="P1"><text:span text:style-name="T3">Έξοδος κονσόλας:</text:span></text:p>
      <text:p text:style-name="P1"><text:span text:style-name="T3">Hello World!</text:span></text:p>
      <text:p text:style-name="P1"><text:span text:style-name="T3">Τα σχόλια πολλαπλών γραμμών ξεκινούν με /* και τελειώνουν με */.</text:span></text:p>
      <text:p text:style-name="P1"><text:span text:style-name="T3">Οποιοδήποτε κείμενο μεταξύ /* και */ θα αγνοηθεί από το πρόγραμμα μεταγλώττισης:</text:span></text:p>
      <text:p text:style-name="P1"><text:span text:style-name="T3">Για παράδειγμα:</text:span></text:p>
      <text:p text:style-name="P1"><text:span text:style-name="T3">/* Ο μεταγλωττιστής θα αγνοήσει εντελώς αυτό το μέρος,</text:span></text:p>
      <text:p text:style-name="P1"><text:span text:style-name="T3">και θα συνεχίσει την εκτύπωση του μηνύματος Hello World! */</text:span></text:p>
      <text:p text:style-name="P11"><text:span text:style-name="T6">cout &lt;&lt; "Hello World!";</text:span></text:p>
      <text:p text:style-name="P1"><text:span text:style-name="T3">Έξοδος κονσόλας:</text:span></text:p>
      <text:p text:style-name="P1"><text:span text:style-name="T6">Hello World!</text:span></text:p>
      <text:p text:style-name="P2"/>
      <text:p text:style-name="P2"/>
      <text:p text:style-name="P2"><text:soft-page-break/></text:p>
      <text:p text:style-name="P1"><text:span text:style-name="T2">Variables</text:span></text:p>
      <text:p text:style-name="P1"><text:span text:style-name="T3">In C++, there are different </text:span><text:span text:style-name="T1">types</text:span><text:span text:style-name="T3"> of variables (defined with different keywords), for example:</text:span></text:p>
      <text:list xml:id="list1961961476" text:style-name="WWNum1">
        <text:list-item>
          <text:p text:style-name="P12"><text:span text:style-name="T6">int</text:span><text:span text:style-name="T3"> - stores integers (whole numbers), without decimals, such as 123 or -123</text:span></text:p>
        </text:list-item>
        <text:list-item>
          <text:p text:style-name="P12"><text:span text:style-name="T6">double</text:span><text:span text:style-name="T3"> - stores floating point numbers, with decimals, such as 19.99 or -19.99</text:span></text:p>
        </text:list-item>
        <text:list-item>
          <text:p text:style-name="P12"><text:span text:style-name="T6">char</text:span><text:span text:style-name="T3"> - stores single characters, such as 'a' or 'B'. Char values are surrounded by single quotes</text:span></text:p>
        </text:list-item>
        <text:list-item>
          <text:p text:style-name="P12"><text:span text:style-name="T6">string</text:span><text:span text:style-name="T3"> - stores text, such as "Hello World". String values are surrounded by double quotes</text:span></text:p>
        </text:list-item>
        <text:list-item>
          <text:p text:style-name="P30"><text:span text:style-name="T6">bool</text:span><text:span text:style-name="T3"> - stores values with two states: true or false</text:span></text:p>
        </text:list-item>
      </text:list>
      <text:p text:style-name="P1"><text:span text:style-name="T3"><text:s/></text:span></text:p>
      <text:p text:style-name="P1"><text:span text:style-name="T3">To be able to use a variable, you first have to initialize it. To do that, you mention the datatype it belongs to, its name and possible a value.</text:span></text:p>
      <text:p text:style-name="P1"><text:span text:style-name="T3">Syntax</text:span></text:p>
      <text:p text:style-name="P1"><text:span text:style-name="T6">type</text:span><text:span text:style-name="T3"> </text:span><text:span text:style-name="T6">variable</text:span><text:span text:style-name="T3"> = </text:span><text:span text:style-name="T6">value</text:span><text:span text:style-name="T3">;</text:span></text:p>
      <text:p text:style-name="P1"><text:span text:style-name="T3"><text:s/></text:span></text:p>
      <text:p text:style-name="P1"><text:span text:style-name="T3">Where </text:span><text:span text:style-name="T6">type</text:span><text:span text:style-name="T3"> is one of C++ types (such as int), and </text:span><text:span text:style-name="T6">variable</text:span><text:span text:style-name="T3"> is the name of the variable (such as x or myName). The equal sign is used to assign values to the variable.</text:span></text:p>
      <text:p text:style-name="P1"><text:span text:style-name="T3">For example:</text:span></text:p>
      <text:p text:style-name="P1"><text:span text:style-name="T6">int myAge = 20;</text:span></text:p>
      <text:p text:style-name="P1"><text:span text:style-name="T6">cout &lt;&lt; myAge;</text:span></text:p>
      <text:p text:style-name="P1"><text:span text:style-name="T3"><text:s/></text:span></text:p>
      <text:p text:style-name="P1"><text:span text:style-name="T3">The example above creates a variable type int by the name of myAge, and stores the value 20.</text:span></text:p>
      <text:p text:style-name="P1"><text:span text:style-name="T3">So the console output will be:</text:span></text:p>
      <text:p text:style-name="P1"><text:span text:style-name="T3">20</text:span></text:p>
      <text:p text:style-name="P1"><text:span text:style-name="T3"><text:s/></text:span></text:p>
      <text:p text:style-name="P1"><text:span text:style-name="T3">Note that if you assign a new value to an existing variable, it will overwrite the previous value.</text:span></text:p>
      <text:p text:style-name="P1"><text:span text:style-name="T3">For example:</text:span></text:p>
      <text:p text:style-name="P1"><text:soft-page-break/><text:span text:style-name="T3">int myAge = 19; <text:s text:c="12"/><text:tab/></text:span></text:p>
      <text:p text:style-name="P1"><text:span text:style-name="T3">myAge = 20; <text:s text:c="2"/><text:tab/> </text:span></text:p>
      <text:p text:style-name="P1"><text:span text:style-name="T3">cout &lt;&lt; myAge; <text:s text:c="12"/><text:tab/></text:span></text:p>
      <text:p text:style-name="P1"><text:span text:style-name="T3">Console output:</text:span></text:p>
      <text:p text:style-name="P1"><text:span text:style-name="T3">20</text:span></text:p>
      <text:p text:style-name="P1"><text:span text:style-name="T3"><text:s/></text:span></text:p>
      <text:p text:style-name="P1"><text:span text:style-name="T3">Let’s see how the other datatypes are created:</text:span></text:p>
      <text:p text:style-name="P1"><text:span text:style-name="T6">int myNum = 5; <text:s text:c="14"/>// Integer (whole number without decimals)</text:span></text:p>
      <text:p text:style-name="P1"><text:span text:style-name="T6">double myFloatNum = 5.99; <text:s text:c="3"/>// Floating point number (with decimals)</text:span></text:p>
      <text:p text:style-name="P1"><text:span text:style-name="T6">char myLetter = 'D'; <text:s text:c="8"/>// Character</text:span></text:p>
      <text:p text:style-name="P1"><text:span text:style-name="T6">string myText = "Hello"; <text:s text:c="4"/>// String (text)</text:span></text:p>
      <text:p text:style-name="P1"><text:span text:style-name="T6">bool myBoolean = true; <text:s text:c="6"/>// Boolean (true or false)</text:span></text:p>
      <text:p text:style-name="P1"><text:span text:style-name="T3"><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text:span text:style-name="T3">Μετάφραση</text:span></text:p>
      <text:p text:style-name="P1"><text:span text:style-name="T2">Μεταβλητές</text:span></text:p>
      <text:p text:style-name="P1"><text:span text:style-name="T3">Στο C++, υπάρχουν διαφορετικοί τύποι μεταβλητών (που ορίζονται με διαφορετικές λέξεις-κλειδιά), για παράδειγμα:</text:span></text:p>
      <text:list xml:id="list198618354" text:style-name="WWNum15">
        <text:list-item>
          <text:p text:style-name="P49"><text:span text:style-name="T3">int - αποθηκεύει ακέραιους αριθμούς, χωρίς δεκαδικά ψηφία, όπως 123 ή -123</text:span></text:p>
        </text:list-item>
        <text:list-item>
          <text:p text:style-name="P13"><text:span text:style-name="T3">double - αποθηκεύει αριθμούς κινητής υποδιαστολής, με δεκαδικά ψηφία, όπως 19,99 ή -19,99</text:span></text:p>
        </text:list-item>
        <text:list-item>
          <text:p text:style-name="P13"><text:span text:style-name="T3">char - αποθηκεύει μεμονωμένους χαρακτήρες, όπως «α» ή «Β». Οι τιμές char περιβάλλονται από μεμονωμένα εισαγωγικά</text:span></text:p>
        </text:list-item>
        <text:list-item>
          <text:p text:style-name="P13"><text:span text:style-name="T3">string - αποθηκεύει κείμενο, όπως "Hello World". Οι τιμές συμβολοσειράς περιβάλλονται από διπλά εισαγωγικά</text:span></text:p>
        </text:list-item>
        <text:list-item>
          <text:p text:style-name="P31"><text:span text:style-name="T3">bool - αποθηκεύει τιμές με δύο τιμές: αληθή ή ψευδή</text:span></text:p>
        </text:list-item>
      </text:list>
      <text:p text:style-name="P1"><text:span text:style-name="T3">Για να μπορέσετε να χρησιμοποιήσετε μια μεταβλητή, πρέπει πρώτα να την αρχικοποιήσετε. Για να το κάνετε αυτό, αναφέρετε τον τύπο δεδομένων στον οποίο ανήκει, το όνομά του και την πιθανή τιμή. </text:span></text:p>
      <text:p text:style-name="P1"><text:span text:style-name="T3">Συντακτικό:</text:span></text:p>
      <text:p text:style-name="P1"><text:span text:style-name="T6">type</text:span><text:span text:style-name="T3"> </text:span><text:span text:style-name="T6">variable</text:span><text:span text:style-name="T3"> = </text:span><text:span text:style-name="T6">value</text:span><text:span text:style-name="T3">;</text:span></text:p>
      <text:p text:style-name="P1"><text:span text:style-name="T3"><text:s/>Όπου type είναι ένας από τους τύπους C++ (όπως int) και variable είναι το όνομα της μεταβλητής (όπως x ή myName). Το σύμβολο ίσον χρησιμοποιείται για την αντιστοίχιση τιμών στη μεταβλητή.</text:span></text:p>
      <text:p text:style-name="P1"><text:span text:style-name="T3">Για παράδειγμα:</text:span></text:p>
      <text:p text:style-name="P1"><text:span text:style-name="T6">int myAge = 20;</text:span></text:p>
      <text:p text:style-name="P1"><text:span text:style-name="T6">cout &lt;&lt; myAge;</text:span></text:p>
      <text:p text:style-name="P2"/>
      <text:p text:style-name="P1"><text:span text:style-name="T3">Το παραπάνω παράδειγμα δημιουργεί μια int τύπου μεταβλητή με το όνομα myAge και αποθηκεύει την τιμή 20.</text:span></text:p>
      <text:p text:style-name="P1"><text:span text:style-name="T3">Έτσι, η έξοδος κονσόλα θα είναι:</text:span></text:p>
      <text:p text:style-name="P1"><text:span text:style-name="T3">20</text:span></text:p>
      <text:p text:style-name="P2"/>
      <text:p text:style-name="P1"><text:span text:style-name="T3"><text:s/></text:span></text:p>
      <text:p text:style-name="P1"><text:span text:style-name="T3">Σημειώστε ότι εάν αντιστοιχίσετε μια νέα τιμή σε μια υπάρχουσα μεταβλητή, θα αντικαταστήσει την προηγούμενη τιμή.</text:span></text:p>
      <text:p text:style-name="P1"><text:span text:style-name="T3">Για παράδειγμα:</text:span></text:p>
      <text:p text:style-name="P1"><text:soft-page-break/><text:span text:style-name="T3">int myAge = 19; <text:s text:c="12"/><text:tab/></text:span></text:p>
      <text:p text:style-name="P1"><text:span text:style-name="T3">myAge = 20; <text:s text:c="2"/><text:tab/> </text:span></text:p>
      <text:p text:style-name="P1"><text:span text:style-name="T3">cout &lt;&lt; myAge; <text:s text:c="12"/><text:tab/></text:span></text:p>
      <text:p text:style-name="P1"><text:span text:style-name="T3">Έξοδος κονσόλας:</text:span></text:p>
      <text:p text:style-name="P1"><text:span text:style-name="T3">20</text:span></text:p>
      <text:p text:style-name="P1"><text:span text:style-name="T3"><text:s/></text:span></text:p>
      <text:p text:style-name="P1"><text:span text:style-name="T3">Ας δούμε πως δημιουργούνται οι υπόλοιποι τύποι δεδομένων:</text:span></text:p>
      <text:p text:style-name="P1"><text:span text:style-name="T6">int myNum = 5; <text:s text:c="14"/>// Integer (ολόκληρος αριθμός χωρίς υποδιαστολές)</text:span></text:p>
      <text:p text:style-name="P1"><text:span text:style-name="T6">double myFloatNum = 5.99; <text:s text:c="3"/>// Floating point number (με υποδιαστολές)</text:span></text:p>
      <text:p text:style-name="P1"><text:span text:style-name="T6">char myLetter = 'D'; <text:s text:c="8"/>// Character</text:span></text:p>
      <text:p text:style-name="P1"><text:span text:style-name="T6">string myText = "Hello"; <text:s text:c="4"/>// String (κείμενο)</text:span></text:p>
      <text:p text:style-name="P1"><text:span text:style-name="T6">bool myBoolean = true; <text:s text:c="6"/>// Boolean (αληθής ή ψευδής)</text:span></text:p>
      <text:p text:style-name="P5"/>
      <text:p text:style-name="P5"/>
      <text:p text:style-name="P5"/>
      <text:p text:style-name="P5"/>
      <text:p text:style-name="P5"/>
      <text:p text:style-name="P5"/>
      <text:p text:style-name="P5"/>
      <text:p text:style-name="P5"/>
      <text:p text:style-name="P1"><text:span text:style-name="T2">Strings</text:span></text:p>
      <text:p text:style-name="P1"><text:span text:style-name="T3">We mentioned them in the Variables lesson.</text:span></text:p>
      <text:p text:style-name="P1"><text:span text:style-name="T3">Strings are used for storing text.</text:span></text:p>
      <text:p text:style-name="P1"><text:span text:style-name="T3">A string variable contains a collection of characters surrounded by double quotes</text:span></text:p>
      <text:p text:style-name="P1"><text:soft-page-break/><text:span text:style-name="T3">To use strings, you must include an additional header file in the source code, the &lt;string&gt; library:</text:span></text:p>
      <text:p text:style-name="P1"><text:span text:style-name="T3">For example:</text:span></text:p>
      <text:p text:style-name="P1"><text:span text:style-name="T6">// Include the string library</text:span></text:p>
      <text:p text:style-name="P1"><text:span text:style-name="T6">#include &lt;string&gt;</text:span></text:p>
      <text:p text:style-name="P4"/>
      <text:p text:style-name="P1"><text:span text:style-name="T6">// Create a string variable</text:span></text:p>
      <text:p text:style-name="P1"><text:span text:style-name="T6">string greeting = "Hello";</text:span></text:p>
      <text:p text:style-name="P1"><text:span text:style-name="T3"><text:s/></text:span></text:p>
      <text:p text:style-name="P1"><text:span text:style-name="T1">String Concatenation</text:span></text:p>
      <text:p text:style-name="P1"><text:span text:style-name="T3">The + operator can be used between strings to add them together to make a new string.</text:span></text:p>
      <text:p text:style-name="P1"><text:span text:style-name="T3">For example:</text:span></text:p>
      <text:p text:style-name="P1"><text:span text:style-name="T6">string firstName = "George ";</text:span></text:p>
      <text:p text:style-name="P1"><text:span text:style-name="T6">string lastName = "Papadopoulos";</text:span></text:p>
      <text:p text:style-name="P1"><text:span text:style-name="T6">string fullName = firstName + lastName;</text:span></text:p>
      <text:p text:style-name="P1"><text:span text:style-name="T6">cout &lt;&lt; fullName;</text:span></text:p>
      <text:p text:style-name="P1"><text:span text:style-name="T3">Console output:</text:span></text:p>
      <text:p text:style-name="P1"><text:span text:style-name="T6">George Papadopoulos</text:span></text:p>
      <text:p text:style-name="P1"><text:span text:style-name="T2">Tip</text:span><text:span text:style-name="T3">: Look at the white space after </text:span><text:span text:style-name="T6">string firstName = “George “.</text:span><text:span text:style-name="T3"> Should it not be there, the output would be </text:span><text:span text:style-name="T6">GeorgePapadopoulos</text:span><text:span text:style-name="T3">.</text:span></text:p>
      <text:p text:style-name="P1"><text:span text:style-name="T3">Although, the space could have been added manually.</text:span></text:p>
      <text:p text:style-name="P1"><text:span text:style-name="T3">For example:</text:span></text:p>
      <text:p text:style-name="P1"><text:span text:style-name="T6">string firstName = "George";</text:span></text:p>
      <text:p text:style-name="P1"><text:span text:style-name="T6">string lastName = "Papadopoulos";</text:span></text:p>
      <text:p text:style-name="P1"><text:span text:style-name="T6">string fullName = firstName + " " + lastName;</text:span></text:p>
      <text:p text:style-name="P1"><text:span text:style-name="T6">cout &lt;&lt; fullName;</text:span></text:p>
      <text:p text:style-name="P1"><text:soft-page-break/><text:span text:style-name="T3">Console output:</text:span></text:p>
      <text:p text:style-name="P1"><text:span text:style-name="T6">George Papadopoulos</text:span></text:p>
      <text:p text:style-name="P1"><text:span text:style-name="T3">Or you can also concatenate strings with the </text:span><text:span text:style-name="T6">append</text:span><text:span text:style-name="T3">() function.</text:span></text:p>
      <text:p text:style-name="P1"><text:span text:style-name="T3">For example:</text:span></text:p>
      <text:p text:style-name="P1"><text:span text:style-name="T6">string firstName = "George ";</text:span></text:p>
      <text:p text:style-name="P1"><text:span text:style-name="T6">string lastName = "Papadopoylos";</text:span></text:p>
      <text:p text:style-name="P1"><text:span text:style-name="T6">string fullName = firstName.append(lastName);</text:span></text:p>
      <text:p text:style-name="P1"><text:span text:style-name="T6">cout &lt;&lt; fullName;</text:span></text:p>
      <text:p text:style-name="P1"><text:span text:style-name="T3">Console output:</text:span></text:p>
      <text:p text:style-name="P1"><text:span text:style-name="T6">George Papadopoulos</text:span></text:p>
      <text:p text:style-name="P1"><text:span text:style-name="T1">String Length</text:span></text:p>
      <text:p text:style-name="P1"><text:span text:style-name="T3">To get the length of a string, use the length() function:</text:span></text:p>
      <text:p text:style-name="P1"><text:span text:style-name="T3">Example</text:span></text:p>
      <text:p text:style-name="P1"><text:span text:style-name="T6">string txt = "ABCDEFGHIJKLMNOPQRSTUVWXYZ";</text:span></text:p>
      <text:p text:style-name="P1"><text:span text:style-name="T6">cout &lt;&lt; "The length of the txt string is: " &lt;&lt; txt.length();</text:span></text:p>
      <text:p text:style-name="P1"><text:span text:style-name="T3">Console output:</text:span></text:p>
      <text:p text:style-name="P1"><text:span text:style-name="T6">The length of the txt string is: 26</text:span></text:p>
      <text:p text:style-name="P1"><text:span text:style-name="T3">You can access the characters in a string by referring to its index number inside square brackets [].</text:span></text:p>
      <text:p text:style-name="P1"><text:span text:style-name="T3">The example below prints the </text:span><text:span text:style-name="T1">first character</text:span><text:span text:style-name="T3"> in </text:span><text:span text:style-name="T1">myString</text:span><text:span text:style-name="T3">.</text:span></text:p>
      <text:p text:style-name="P1"><text:span text:style-name="T3">Example:</text:span></text:p>
      <text:p text:style-name="P1"><text:span text:style-name="T3">string myString = "Hello";</text:span></text:p>
      <text:p text:style-name="P1"><text:span text:style-name="T3">cout &lt;&lt; myString[0];</text:span></text:p>
      <text:p text:style-name="P2"/>
      <text:p text:style-name="P1"><text:span text:style-name="T3">Console output:</text:span></text:p>
      <text:p text:style-name="P1"><text:soft-page-break/><text:span text:style-name="T3">H</text:span></text:p>
      <text:p text:style-name="P1"><text:span text:style-name="T3"><text:s/></text:span></text:p>
      <text:p text:style-name="P1"><text:span text:style-name="T2">Tip</text:span><text:span text:style-name="T1">:</text:span><text:span text:style-name="T3"> String indexes start with 0: [0] is the first character. [1] is the second character, etc.</text:span></text:p>
      <text:p text:style-name="P1"><text:span text:style-name="T1">Change String Characters</text:span></text:p>
      <text:p text:style-name="P1"><text:span text:style-name="T3">To change the value of a specific character in a string, refer to the index number, and use single quotes.</text:span></text:p>
      <text:p text:style-name="P1"><text:span text:style-name="T3">For example:</text:span></text:p>
      <text:p text:style-name="P1"><text:span text:style-name="T6">string myString = "Hello";</text:span></text:p>
      <text:p text:style-name="P1"><text:span text:style-name="T6">myString[0] = 'J';</text:span></text:p>
      <text:p text:style-name="P1"><text:span text:style-name="T6">cout &lt;&lt; myString;</text:span></text:p>
      <text:p text:style-name="P4"/>
      <text:p text:style-name="P1"><text:span text:style-name="T3">Console output:</text:span></text:p>
      <text:p text:style-name="P1"><text:span text:style-name="T6">Jello</text:span></text:p>
      <text:p text:style-name="P1"><text:span text:style-name="T3"><text:s/></text:span></text:p>
      <text:p text:style-name="P5"/>
      <text:p text:style-name="P5"/>
      <text:p text:style-name="P5"/>
      <text:p text:style-name="P5"/>
      <text:p text:style-name="P5"/>
      <text:p text:style-name="P1"><text:span text:style-name="T3">Μετάφραση</text:span></text:p>
      <text:p text:style-name="P1"><text:span text:style-name="T2">Strings</text:span></text:p>
      <text:p text:style-name="P1"><text:span text:style-name="T3">Τα αναφέραμε στο μάθημα των Μεταβλητών.</text:span></text:p>
      <text:p text:style-name="P1"><text:span text:style-name="T3">Οι συμβολοσειρές χρησιμοποιούνται για την αποθήκευση κειμένου.</text:span></text:p>
      <text:p text:style-name="P1"><text:span text:style-name="T3">Μια μεταβλητή συμβολοσειράς περιέχει μια συλλογή χαρακτήρων που περιβάλλονται από διπλά εισαγωγικά.</text:span></text:p>
      <text:p text:style-name="P1"><text:span text:style-name="T3">Για να χρησιμοποιήσετε συμβολοσειρές, πρέπει να συμπεριλάβετε ένα πρόσθετο αρχείο κεφαλίδας στον πηγαίο κώδικα, την βιβλιοθήκη &lt;string&gt;:</text:span></text:p>
      <text:p text:style-name="P1"><text:soft-page-break/><text:span text:style-name="T3">Για παράδειγμα:</text:span></text:p>
      <text:p text:style-name="P1"><text:span text:style-name="T6">// Συμπεριέλαβε την βιβλιοθήκη string </text:span></text:p>
      <text:p text:style-name="P1"><text:span text:style-name="T6">#include &lt;string&gt;</text:span></text:p>
      <text:p text:style-name="P4"/>
      <text:p text:style-name="P1"><text:span text:style-name="T6">// Δημιούργησε μια μεταβλητή τύπου string </text:span></text:p>
      <text:p text:style-name="P1"><text:span text:style-name="T6">string greeting = "Hello";</text:span></text:p>
      <text:p text:style-name="P1"><text:span text:style-name="T3"><text:s/></text:span></text:p>
      <text:p text:style-name="P1"><text:span text:style-name="T1">Συνένωση String </text:span></text:p>
      <text:p text:style-name="P1"><text:span text:style-name="T3">Ο τελεστής + μπορεί να χρησιμοποιηθεί μεταξύ συμβολοσειρών για την συνένωση τους για να φτιάξετε μια νέα συμβολοσειρά.</text:span></text:p>
      <text:p text:style-name="P1"><text:span text:style-name="T3">Για παράδειγμα:</text:span></text:p>
      <text:p text:style-name="P1"><text:span text:style-name="T6">string firstName = "George ";</text:span></text:p>
      <text:p text:style-name="P1"><text:span text:style-name="T6">string lastName = "Papadopoulos";</text:span></text:p>
      <text:p text:style-name="P1"><text:span text:style-name="T6">string fullName = firstName + lastName;</text:span></text:p>
      <text:p text:style-name="P1"><text:span text:style-name="T6">cout &lt;&lt; fullName;</text:span></text:p>
      <text:p text:style-name="P1"><text:span text:style-name="T3">Έξοδος κονσόλας:</text:span></text:p>
      <text:p text:style-name="P1"><text:span text:style-name="T6">George Papadopoulos</text:span></text:p>
      <text:p text:style-name="P5"/>
      <text:p text:style-name="P1"><text:span text:style-name="T3">Συμβουλή: Εξετάστε το άσπρο διάστημα μετά από το </text:span><text:span text:style-name="T6">firstName = “George “</text:span><text:span text:style-name="T3">. Αν δεν ήταν εκεί, η έξοδος θα είναι </text:span><text:span text:style-name="T6">GeorgePapadopoulos</text:span><text:span text:style-name="T3">.</text:span></text:p>
      <text:p text:style-name="P1"><text:span text:style-name="T3">Παρόλο που ο χώρος θα μπορούσε να έχει προστεθεί με μη αυτόματο τρόπο.</text:span></text:p>
      <text:p text:style-name="P1"><text:span text:style-name="T3">Για παράδειγμα:</text:span></text:p>
      <text:p text:style-name="P1"><text:span text:style-name="T6">string firstName = "George";</text:span></text:p>
      <text:p text:style-name="P1"><text:span text:style-name="T6">string lastName = "Papadopoulos";</text:span></text:p>
      <text:p text:style-name="P1"><text:span text:style-name="T6">string fullName = firstName + " " + lastName;</text:span></text:p>
      <text:p text:style-name="P1"><text:span text:style-name="T6">cout &lt;&lt; fullName;</text:span></text:p>
      <text:p text:style-name="P1"><text:soft-page-break/><text:span text:style-name="T3">Έξοδος κονσόλας:</text:span></text:p>
      <text:p text:style-name="P1"><text:span text:style-name="T6">George Papadopoulos</text:span></text:p>
      <text:p text:style-name="P1"><text:span text:style-name="T3">Ή μπορείς να συνενώσεις strings με την μέθοδο </text:span><text:span text:style-name="T6">append</text:span><text:span text:style-name="T3">().</text:span></text:p>
      <text:p text:style-name="P1"><text:span text:style-name="T3">Για παράδειγμα:</text:span></text:p>
      <text:p text:style-name="P1"><text:span text:style-name="T6">string firstName = "George ";</text:span></text:p>
      <text:p text:style-name="P1"><text:span text:style-name="T6">string lastName = "Papadopoylos";</text:span></text:p>
      <text:p text:style-name="P1"><text:span text:style-name="T6">string fullName = firstName.append(lastName);</text:span></text:p>
      <text:p text:style-name="P1"><text:span text:style-name="T6">cout &lt;&lt; fullName;</text:span></text:p>
      <text:p text:style-name="P1"><text:span text:style-name="T3">Έξοδος κονσόλας:</text:span></text:p>
      <text:p text:style-name="P1"><text:span text:style-name="T6">George Papadopoulos</text:span></text:p>
      <text:p text:style-name="P1"><text:span text:style-name="T1">Μέγεθος String </text:span></text:p>
      <text:p text:style-name="P1"><text:span text:style-name="T3">Για να βρεις το μήκος ενός string, χρησιμοποίησε την μέθοδο length():</text:span></text:p>
      <text:p text:style-name="P1"><text:span text:style-name="T3">Παράδειγμα:</text:span></text:p>
      <text:p text:style-name="P1"><text:span text:style-name="T6">string txt = "ABCDEFGHIJKLMNOPQRSTUVWXYZ";</text:span></text:p>
      <text:p text:style-name="P1"><text:span text:style-name="T6">cout &lt;&lt; "The length of the txt string is: " &lt;&lt; txt.length();</text:span></text:p>
      <text:p text:style-name="P1"><text:span text:style-name="T3">Έξοδος κονσόλας:</text:span></text:p>
      <text:p text:style-name="P1"><text:span text:style-name="T6">The length of the txt string is: 26</text:span></text:p>
      <text:p text:style-name="P1"><text:span text:style-name="T3">Μπορείτε να αποκτήσετε πρόσβαση στους χαρακτήρες μιας συμβολοσειράς, αναφερόμενος στον αριθμό index του μέσα σε αγκύλες [].</text:span></text:p>
      <text:p text:style-name="P1"><text:span text:style-name="T3">Το παρακάτω παράδειγμα εκτυπώνει τον πρώτο χαρακτήρα του myString.</text:span></text:p>
      <text:p text:style-name="P1"><text:span text:style-name="T3">Για παράδειγμα:</text:span></text:p>
      <text:p text:style-name="P1"><text:span text:style-name="T3">string myString = "Hello";</text:span></text:p>
      <text:p text:style-name="P1"><text:span text:style-name="T3">cout &lt;&lt; myString[0];</text:span></text:p>
      <text:p text:style-name="P1"><text:span text:style-name="T3">Έξοδος κονσόλας:</text:span></text:p>
      <text:p text:style-name="P1"><text:span text:style-name="T3">H</text:span></text:p>
      <text:p text:style-name="P1"><text:soft-page-break/><text:span text:style-name="T3"><text:s/></text:span></text:p>
      <text:p text:style-name="P1"><text:span text:style-name="T2">Tip</text:span><text:span text:style-name="T1">:</text:span><text:span text:style-name="T3"> String indexes start with 0: [0] is the first character. [1] is the second character, etc.</text:span></text:p>
      <text:p text:style-name="P1"><text:span text:style-name="T3">Συμβουλή: Τα ευρετήρια συμβολοσειρών ξεκινούν με 0: [0] είναι ο πρώτος χαρακτήρας. [1] είναι ο δεύτερος χαρακτήρας, κ.λπ.</text:span></text:p>
      <text:p text:style-name="P1"><text:span text:style-name="T1">Αλλαγή χαρακτήρων συμβολοσειράς</text:span></text:p>
      <text:p text:style-name="P1"><text:span text:style-name="T3">Για να αλλάξετε την τιμή ενός συγκεκριμένου χαρακτήρα σε μια συμβολοσειρά, ανατρέξτε στον αριθμό ευρετηρίου και χρησιμοποιήστε μεμονωμένα εισαγωγικά.</text:span></text:p>
      <text:p text:style-name="P1"><text:span text:style-name="T3">Για παράδειγμα:</text:span></text:p>
      <text:p text:style-name="P1"><text:span text:style-name="T6">string myString = "Hello";</text:span></text:p>
      <text:p text:style-name="P1"><text:span text:style-name="T6">myString[0] = 'J';</text:span></text:p>
      <text:p text:style-name="P1"><text:span text:style-name="T6">cout &lt;&lt; myString;</text:span></text:p>
      <text:p text:style-name="P4"/>
      <text:p text:style-name="P1"><text:span text:style-name="T3">Έξοδος κονσόλας:</text:span></text:p>
      <text:p text:style-name="P1"><text:span text:style-name="T6">Jello</text:span></text:p>
      <text:p text:style-name="P1"><text:span text:style-name="T2">Arrays</text:span></text:p>
      <text:p text:style-name="P1"><text:span text:style-name="T3">C++ provides a data structure, the array, which stores a fixed-size sequential collection of elements of the same type. An array is used to store a collection of data, but it is often more useful to think of an array as a collection of variables of the same type.</text:span></text:p>
      <text:p text:style-name="P1"><text:span text:style-name="T3">Instead of declaring individual variables, such as number0, number1, ..., and number99, you declare one array variable such as numbers and use numbers[0], numbers[1], and ..., numbers[99] to represent individual variables. A specific element in an array is accessed by an index.</text:span></text:p>
      <text:p text:style-name="P1"><text:span text:style-name="T2">For your information</text:span><text:span text:style-name="T3">: All arrays consist of contiguous memory locations. The lowest address corresponds to the first element and the highest address to the last element.</text:span></text:p>
      <text:p text:style-name="P1"><text:span text:style-name="T3">In order to use an array, you first have to declare it by specifying the type and number of the elements you are to use.</text:span></text:p>
      <text:p text:style-name="P1"><text:span text:style-name="T3">Syntax:</text:span></text:p>
      <text:p text:style-name="P1"><text:span text:style-name="T6">type arrayName [ arraySize ];</text:span></text:p>
      <text:p text:style-name="P1"><text:span text:style-name="T3">This is called a single-dimension array. The arraySize must be an integer constant greater than zero and type can be any valid C++ data type.</text:span></text:p>
      <text:p text:style-name="P1"><text:span text:style-name="T3"><text:s/></text:span></text:p>
      <text:p text:style-name="P1"><text:span text:style-name="T3">For example:</text:span></text:p>
      <text:p text:style-name="P1"><text:span text:style-name="T6">double number[5];</text:span></text:p>
      <text:p text:style-name="P1"><text:span text:style-name="T3">The expression above declares a 5-element array called balance of type double.</text:span></text:p>
      <text:p text:style-name="P1"><text:soft-page-break/><text:span text:style-name="T3"><text:s/></text:span></text:p>
      <text:p text:style-name="P1"><text:span text:style-name="T3">You can initialize C++ array elements either one by one or using a single statement.</text:span></text:p>
      <text:p text:style-name="P1"><text:span text:style-name="T3">For example:</text:span></text:p>
      <text:p text:style-name="P1"><text:span text:style-name="T6">int number[5] = {10, 20, 30, 40, 50};</text:span></text:p>
      <text:p text:style-name="P1"><text:span text:style-name="T3">An element is accessed by indexing the array name. This is done by placing the index of the element within square brackets after the name of the array.</text:span></text:p>
      <text:p text:style-name="P1"><text:span text:style-name="T3">For example:</text:span></text:p>
      <text:p text:style-name="P1"><text:span text:style-name="T6">int randomNumber = number[4];</text:span></text:p>
      <text:p text:style-name="P1"><text:span text:style-name="T3">The above statement will take 5</text:span><text:span text:style-name="T9">th</text:span><text:span text:style-name="T3"> element from the array and assign the value to randomNumber variable.</text:span></text:p>
      <text:p text:style-name="P1"><text:span text:style-name="T3"><text:s/></text:span></text:p>
      <text:p text:style-name="P1"><text:span text:style-name="T3">Example:</text:span></text:p>
      <text:p text:style-name="P1"><text:span text:style-name="T6">int sum = 0;</text:span></text:p>
      <text:p text:style-name="P1"><text:span text:style-name="T6">int number[5] = {10, 20, 30, 40, 50};</text:span></text:p>
      <text:p text:style-name="P1"><text:span text:style-name="T6">for (int i = 0; i &lt; 5; ++i)</text:span></text:p>
      <text:p text:style-name="P1"><text:span text:style-name="T6"><text:tab/>{</text:span></text:p>
      <text:p text:style-name="P1"><text:span text:style-name="T6"><text:s text:c="4"/><text:tab/>sum += number[i];</text:span></text:p>
      <text:p text:style-name="P1"><text:span text:style-name="T6"><text:tab/>}</text:span></text:p>
      <text:p text:style-name="P1"><text:span text:style-name="T6"><text:s text:c="3"/>cout &lt;&lt; "Sum = " &lt;&lt; sum &lt;&lt; endl;</text:span></text:p>
      <text:p text:style-name="P1"><text:span text:style-name="T3"><text:s/></text:span></text:p>
      <text:p text:style-name="P1"><text:span text:style-name="T3">Console output:</text:span></text:p>
      <text:p text:style-name="P1"><text:span text:style-name="T6">Sum = 150</text:span></text:p>
      <text:p text:style-name="P1"><text:span text:style-name="T6"><text:s/></text:span></text:p>
      <text:p text:style-name="P5"/>
      <text:p text:style-name="P5"/>
      <text:p text:style-name="P5"/>
      <text:p text:style-name="P5"><text:soft-page-break/></text:p>
      <text:p text:style-name="P5"/>
      <text:p text:style-name="P5"/>
      <text:p text:style-name="P5"/>
      <text:p text:style-name="P5"/>
      <text:p text:style-name="P5"/>
      <text:p text:style-name="P1"><text:span text:style-name="T3">Μετάφραση</text:span></text:p>
      <text:p text:style-name="P1"><text:span text:style-name="T2">Πίνακες</text:span></text:p>
      <text:p text:style-name="P1"><text:span text:style-name="T3">Η C++ παρέχει μια δομή δεδομένων, τον πίνακα, ο οποίος αποθηκεύει μια διαδοχική συλλογή σταθερού μεγέθους στοιχείων του ίδιου τύπου. Ένας πίνακας χρησιμοποιείται για την αποθήκευση μιας συλλογής δεδομένων, αλλά συχνά είναι πιο χρήσιμο να σκεφτείτε έναν πίνακα ως μια συλλογή μεταβλητών του ίδιου τύπου.</text:span></text:p>
      <text:p text:style-name="P1"><text:span text:style-name="T3">Αντί να δηλώνετε μεμονωμένες μεταβλητές, όπως number0, number1, ..., and number99, δηλώνετε μία μεταβλητή πίνακα, όπως αριθμούς και χρησιμοποιείτε αριθμούς[0], αριθμούς[1] και ..., αριθμούς[99] για να αναπαραστήσετε μεμονωμένες μεταβλητές. Ένα συγκεκριμένο στοιχείο σε έναν πίνακα προσεγγίζεται από ένα index.</text:span></text:p>
      <text:p text:style-name="P1"><text:span text:style-name="T3">Πληροφορία: Όλοι οι πίνακες αποτελούνται από συνεχόμενες θέσεις μνήμης. Η χαμηλότερη διεύθυνση αντιστοιχεί στο πρώτο στοιχείο και η υψηλότερη διεύθυνση στο τελευταίο στοιχείο.</text:span></text:p>
      <text:p text:style-name="P1"><text:span text:style-name="T3">Για να χρησιμοποιήσετε έναν πίνακα, πρέπει πρώτα να τον δηλώσετε καθορίζοντας τον τύπο και τον αριθμό των στοιχείων που πρόκειται να χρησιμοποιήσετε.</text:span></text:p>
      <text:p text:style-name="P1"><text:span text:style-name="T3">Συντακτικό:</text:span></text:p>
      <text:p text:style-name="P1"><text:span text:style-name="T6">type arrayName [ arraySize ];</text:span></text:p>
      <text:p text:style-name="P1"><text:span text:style-name="T3">Αυτό ονομάζεται πίνακας μίας διάστασης. Το arraySize πρέπει να είναι μια ακέραια σταθερά μεγαλύτερη από το μηδέν και ο τύπος μπορεί να είναι οποιοσδήποτε έγκυρος τύπος δεδομένων C++. </text:span></text:p>
      <text:p text:style-name="P1"><text:span text:style-name="T3">Για παράδειγμα:</text:span></text:p>
      <text:p text:style-name="P1"><text:span text:style-name="T6">double number[5];</text:span></text:p>
      <text:p text:style-name="P1"><text:span text:style-name="T3">Η παραπάνω παράσταση δηλώνει έναν πίνακα 5 στοιχείων που ονομάζεται υπόλοιπο <text:s/>τύπου double.</text:span></text:p>
      <text:p text:style-name="P2"/>
      <text:p text:style-name="P1"><text:span text:style-name="T3">Μπορείτε να αρχικοποιήσετε στοιχεία πίνακα C++ ένα προς ένα ή χρησιμοποιώντας μία πρόταση.</text:span></text:p>
      <text:p text:style-name="P2"/>
      <text:p text:style-name="P2"/>
      <text:p text:style-name="P1"><text:span text:style-name="T3">Για παράδειγμα:</text:span></text:p>
      <text:p text:style-name="P1"><text:span text:style-name="T6">int number[5] = {10, 20, 30, 40, 50};</text:span></text:p>
      <text:p text:style-name="P1"><text:soft-page-break/><text:span text:style-name="T3">Η πρόσβαση σε ένα στοιχείο γίνεται κάνως index το όνομα του πίνακα. Αυτό γίνεται τοποθετώντας το ευρετήριο του στοιχείου μέσα σε αγκύλες μετά το όνομα του πίνακα.</text:span></text:p>
      <text:p text:style-name="P1"><text:span text:style-name="T3">Για παράδειγμα:</text:span></text:p>
      <text:p text:style-name="P1"><text:span text:style-name="T6">int randomNumber = number[4];</text:span></text:p>
      <text:p text:style-name="P1"><text:span text:style-name="T3">Η παραπάνω εντολή θα πάρει το 5ο στοιχείο από τον πίνακα και θα αναθέτει την τιμή στην μεταβλητή randomNumber.</text:span></text:p>
      <text:p text:style-name="P1"><text:span text:style-name="T3">Για παράδειγμα:</text:span></text:p>
      <text:p text:style-name="P1"><text:span text:style-name="T6">int sum = 0;</text:span></text:p>
      <text:p text:style-name="P1"><text:span text:style-name="T6">int number[5] = {10, 20, 30, 40, 50};</text:span></text:p>
      <text:p text:style-name="P1"><text:span text:style-name="T6">for (int i = 0; i &lt; 5; ++i)</text:span></text:p>
      <text:p text:style-name="P1"><text:span text:style-name="T6"><text:tab/>{</text:span></text:p>
      <text:p text:style-name="P1"><text:span text:style-name="T6"><text:s text:c="4"/><text:tab/>sum += number[i];</text:span></text:p>
      <text:p text:style-name="P1"><text:span text:style-name="T6"><text:tab/>}</text:span></text:p>
      <text:p text:style-name="P1"><text:span text:style-name="T6"><text:s text:c="3"/>cout &lt;&lt; "Sum = " &lt;&lt; sum &lt;&lt; endl;</text:span></text:p>
      <text:p text:style-name="P1"><text:span text:style-name="T3"><text:s/></text:span></text:p>
      <text:p text:style-name="P1"><text:span text:style-name="T3">Έξοδος κονσόλας:</text:span></text:p>
      <text:p text:style-name="P1"><text:span text:style-name="T6">Sum = 150</text:span></text:p>
      <text:p text:style-name="P5"/>
      <text:p text:style-name="P5"/>
      <text:p text:style-name="P5"/>
      <text:p text:style-name="P5"/>
      <text:p text:style-name="P5"/>
      <text:p text:style-name="P1"><text:span text:style-name="T2">Conditional Statements</text:span></text:p>
      <text:p text:style-name="P1"><text:span text:style-name="T3">C++ has the following conditional statements:</text:span></text:p>
      <text:list xml:id="list1311741945" text:style-name="WWNum16">
        <text:list-item>
          <text:p text:style-name="P14"><text:span text:style-name="T3">Use if to specify a block of code to be executed, if a specified condition is true</text:span></text:p>
        </text:list-item>
        <text:list-item>
          <text:p text:style-name="P14"><text:span text:style-name="T3">Use else to specify a block of code to be executed, if the same condition is false</text:span></text:p>
        </text:list-item>
        <text:list-item>
          <text:p text:style-name="P14"><text:soft-page-break/><text:span text:style-name="T3">Use else if to specify a new condition to test, if the first condition is false</text:span></text:p>
        </text:list-item>
        <text:list-item>
          <text:p text:style-name="P32"><text:span text:style-name="T3">Use switch to specify many alternative blocks of code to be executed</text:span></text:p>
        </text:list-item>
      </text:list>
      <text:p text:style-name="P1"><text:span text:style-name="T3"><text:s/></text:span></text:p>
      <text:p text:style-name="P1"><text:span text:style-name="T1">The if Statement</text:span></text:p>
      <text:p text:style-name="P1"><text:span text:style-name="T3">Use the if statement to specify a block of C++ code to be executed if a condition is true.</text:span></text:p>
      <text:p text:style-name="P1"><text:span text:style-name="T3">Syntax:</text:span></text:p>
      <text:p text:style-name="P1"><text:span text:style-name="T6">if (condition) {</text:span></text:p>
      <text:p text:style-name="P1"><text:span text:style-name="T6"><text:s text:c="2"/>// block of code to be executed if the condition is true</text:span></text:p>
      <text:p text:style-name="P1"><text:span text:style-name="T6">}</text:span></text:p>
      <text:p text:style-name="P4"/>
      <text:p text:style-name="P1"><text:span text:style-name="T2">Tip</text:span><text:span text:style-name="T3">: Note that if is in lowercase letters. Uppercase letters (If or IF) will generate an error.</text:span></text:p>
      <text:p text:style-name="P1"><text:span text:style-name="T3">In the example below, we test two values to find out if 20 is greater than 18. If the condition is true, print some text:</text:span></text:p>
      <text:p text:style-name="P1"><text:span text:style-name="T6">if (20 &gt; 18) {</text:span></text:p>
      <text:p text:style-name="P1"><text:span text:style-name="T6"><text:s text:c="2"/>cout &lt;&lt; "20 is greater than 18";</text:span></text:p>
      <text:p text:style-name="P1"><text:span text:style-name="T6">}</text:span></text:p>
      <text:p text:style-name="P1"><text:span text:style-name="T3">Console output:</text:span></text:p>
      <text:p text:style-name="P1"><text:span text:style-name="T6">20 is greater than 18</text:span></text:p>
      <text:p text:style-name="P1"><text:span text:style-name="T1">The else Statement</text:span></text:p>
      <text:p text:style-name="P1"><text:span text:style-name="T3">Use the else statement to specify a block of code to be executed if the condition is false.</text:span></text:p>
      <text:p text:style-name="P1"><text:span text:style-name="T3">Syntax:</text:span></text:p>
      <text:p text:style-name="P1"><text:span text:style-name="T6">if (condition) {</text:span></text:p>
      <text:p text:style-name="P1"><text:span text:style-name="T6"><text:s text:c="2"/>// block of code to be executed if the condition is true</text:span></text:p>
      <text:p text:style-name="P1"><text:span text:style-name="T6">} else {</text:span></text:p>
      <text:p text:style-name="P1"><text:span text:style-name="T6"><text:s text:c="2"/>// block of code to be executed if the condition is false</text:span></text:p>
      <text:p text:style-name="P1"><text:soft-page-break/><text:span text:style-name="T6">}</text:span></text:p>
      <text:p text:style-name="P4"/>
      <text:p text:style-name="P1"><text:span text:style-name="T3">For example:</text:span></text:p>
      <text:p text:style-name="P1"><text:span text:style-name="T6">int age = 20;</text:span></text:p>
      <text:p text:style-name="P1"><text:span text:style-name="T6">if (age &lt; 18) {</text:span></text:p>
      <text:p text:style-name="P1"><text:span text:style-name="T6"><text:s text:c="2"/>cout &lt;&lt; "Underage.";</text:span></text:p>
      <text:p text:style-name="P1"><text:span text:style-name="T6">} else {</text:span></text:p>
      <text:p text:style-name="P1"><text:span text:style-name="T6"><text:s text:c="2"/>cout &lt;&lt; "Adult.";</text:span></text:p>
      <text:p text:style-name="P1"><text:span text:style-name="T6">}</text:span></text:p>
      <text:p text:style-name="P4"/>
      <text:p text:style-name="P1"><text:span text:style-name="T3">Console output:</text:span></text:p>
      <text:p text:style-name="P1"><text:span text:style-name="T6">Adult.</text:span></text:p>
      <text:p text:style-name="P1"><text:span text:style-name="T3"><text:s/></text:span></text:p>
      <text:p text:style-name="P1"><text:span text:style-name="T1">The else if Statement</text:span></text:p>
      <text:p text:style-name="P1"><text:span text:style-name="T3">Use the else if statement to specify a new condition if the first condition is false.</text:span></text:p>
      <text:p text:style-name="P1"><text:span text:style-name="T3">Syntax:</text:span></text:p>
      <text:p text:style-name="P1"><text:span text:style-name="T6">if (condition1) {</text:span></text:p>
      <text:p text:style-name="P1"><text:span text:style-name="T6"><text:s text:c="2"/>// block of code to be executed if condition1 is true</text:span></text:p>
      <text:p text:style-name="P1"><text:span text:style-name="T6">} else if (condition2) {</text:span></text:p>
      <text:p text:style-name="P1"><text:span text:style-name="T6"><text:s text:c="2"/>// block of code to be executed if the condition1 is false and condition2 is true</text:span></text:p>
      <text:p text:style-name="P1"><text:span text:style-name="T6">} else {</text:span></text:p>
      <text:p text:style-name="P1"><text:span text:style-name="T6"><text:s text:c="2"/>// block of code to be executed if the condition1 is false and condition2 is false</text:span></text:p>
      <text:p text:style-name="P1"><text:span text:style-name="T6">}</text:span></text:p>
      <text:p text:style-name="P4"/>
      <text:p text:style-name="P1"><text:soft-page-break/><text:span text:style-name="T3">For example:</text:span></text:p>
      <text:p text:style-name="P1"><text:span text:style-name="T6">int age = 22;</text:span></text:p>
      <text:p text:style-name="P1"><text:span text:style-name="T6">if (age &lt; 13) {</text:span></text:p>
      <text:p text:style-name="P1"><text:span text:style-name="T6"><text:s text:c="2"/>cout &lt;&lt; "Child.";</text:span></text:p>
      <text:p text:style-name="P1"><text:span text:style-name="T6">} else if (age &lt; 18) {</text:span></text:p>
      <text:p text:style-name="P1"><text:span text:style-name="T6"><text:s text:c="2"/>cout &lt;&lt; "Teen.";</text:span></text:p>
      <text:p text:style-name="P1"><text:span text:style-name="T6">} else {</text:span></text:p>
      <text:p text:style-name="P1"><text:span text:style-name="T6"><text:s text:c="2"/>cout &lt;&lt; "Adult.";</text:span></text:p>
      <text:p text:style-name="P1"><text:span text:style-name="T6">}</text:span></text:p>
      <text:p text:style-name="P4"/>
      <text:p text:style-name="P1"><text:span text:style-name="T3">Console output:</text:span></text:p>
      <text:p text:style-name="P1"><text:span text:style-name="T6">Adult.</text:span></text:p>
      <text:p text:style-name="P1"><text:span text:style-name="T3"><text:s/></text:span></text:p>
      <text:p text:style-name="P1"><text:span text:style-name="T1">Short Hand If...Else (Ternary Operator)</text:span></text:p>
      <text:p text:style-name="P1"><text:span text:style-name="T3">There is also a short-hand if else, which is known as the ternary operator because it consists of three operands. It can be used to replace multiple lines of code with a single line. It is often used to replace simple if else statements.</text:span></text:p>
      <text:p text:style-name="P1"><text:span text:style-name="T3">Syntax:</text:span></text:p>
      <text:p text:style-name="P1"><text:span text:style-name="T3">variable = (condition) ? expressionTrue : expressionFalse;</text:span></text:p>
      <text:p text:style-name="P2"/>
      <text:p text:style-name="P1"><text:span text:style-name="T3">So instead of writing:</text:span></text:p>
      <text:p text:style-name="P1"><text:span text:style-name="T6">int age = 20;</text:span></text:p>
      <text:p text:style-name="P1"><text:span text:style-name="T6">if (age &lt; 18) {</text:span></text:p>
      <text:p text:style-name="P1"><text:span text:style-name="T6"><text:s text:c="2"/>cout &lt;&lt; "Underage.";</text:span></text:p>
      <text:p text:style-name="P1"><text:span text:style-name="T6">} else {</text:span></text:p>
      <text:p text:style-name="P1"><text:span text:style-name="T6"><text:s text:c="2"/>cout &lt;&lt; "Adult.";</text:span></text:p>
      <text:p text:style-name="P1"><text:soft-page-break/><text:span text:style-name="T6">}</text:span></text:p>
      <text:p text:style-name="P1"><text:span text:style-name="T3">You can simply write:</text:span></text:p>
      <text:p text:style-name="P1"><text:span text:style-name="T6">int age = 20;</text:span></text:p>
      <text:p text:style-name="P1"><text:span text:style-name="T6">string result = (age &lt; 18) ? "Underage." : "Adult.";</text:span></text:p>
      <text:p text:style-name="P1"><text:span text:style-name="T6">cout &lt;&lt; result;</text:span></text:p>
      <text:p text:style-name="P1"><text:span text:style-name="T3"><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3">Μετάφραση</text:span></text:p>
      <text:p text:style-name="P1"><text:span text:style-name="T2">Conditional Statements</text:span></text:p>
      <text:p text:style-name="P1"><text:span text:style-name="T3">Το C++ έχει τις ακόλουθες υπό όρους δηλώσεις:</text:span></text:p>
      <text:list xml:id="list230747160" text:style-name="WWNum9">
        <text:list-item>
          <text:p text:style-name="P50"><text:span text:style-name="T3">Χρησιμοποιήστε if για να καθορίσετε ένα μπλοκ κώδικα που θα εκτελεστεί, εάν μια καθορισμένη συνθήκη είναι αληθής</text:span></text:p>
        </text:list-item>
        <text:list-item>
          <text:p text:style-name="P15"><text:span text:style-name="T3">Χρησιμοποιήστε else για να καθορίσετε ένα μπλοκ κώδικα που θα εκτελεστεί, εάν η ίδια συνθήκη είναι ψευδής</text:span></text:p>
        </text:list-item>
        <text:list-item>
          <text:p text:style-name="P15"><text:span text:style-name="T3">Χρησιμοποιήστε else if για να καθορίσετε μια νέα συνθήκη για δοκιμή, εάν η πρώτη συνθήκη είναι ψευδής</text:span></text:p>
        </text:list-item>
        <text:list-item>
          <text:p text:style-name="P33"><text:soft-page-break/><text:span text:style-name="T3">Χρήση switch για τον καθορισμό πολλών εναλλακτικών τμημάτων κώδικα που θα εκτελεστούν </text:span></text:p>
        </text:list-item>
      </text:list>
      <text:p text:style-name="P1"><text:span text:style-name="T1">Η συνθήκη if</text:span></text:p>
      <text:p text:style-name="P1"><text:span text:style-name="T3">Χρησιμοποιήστε την if συνθήκη για να αντιληφθείτε αν ένα τμήμα κώδικα θα εκτελεστεί αν η συνθήκη είναι αληθής.</text:span></text:p>
      <text:p text:style-name="P1"><text:span text:style-name="T3">Συντακτικό:</text:span></text:p>
      <text:p text:style-name="P1"><text:span text:style-name="T6">if (condition) {</text:span></text:p>
      <text:p text:style-name="P1"><text:span text:style-name="T6"><text:s text:c="2"/>// το τμήμα του κώδικα που θα εκτελεστεί αν η συνθήκη είναι αληθής</text:span></text:p>
      <text:p text:style-name="P1"><text:span text:style-name="T6">}</text:span></text:p>
      <text:p text:style-name="P1"><text:span text:style-name="T3">Συμβουλή: Σημειώστε ότι αν είναι σε πεζά γράμματα. Τα κεφαλαία γράμματα (if ή IF) θα δημιουργήσουν ένα σφάλμα.</text:span></text:p>
      <text:p text:style-name="P1"><text:span text:style-name="T3">Στο παρακάτω παράδειγμα, δοκιμάζουμε δύο τιμές για να μάθουμε αν το 20 είναι μεγαλύτερο από 18. Εάν η συνθήκη είναι αληθής, εκτυπώστε κάποιο κείμενο:</text:span></text:p>
      <text:p text:style-name="P1"><text:span text:style-name="T6">if (20 &gt; 18) {</text:span></text:p>
      <text:p text:style-name="P1"><text:span text:style-name="T6"><text:s text:c="2"/>cout &lt;&lt; "20 is greater than 18";</text:span></text:p>
      <text:p text:style-name="P1"><text:span text:style-name="T6">}</text:span></text:p>
      <text:p text:style-name="P1"><text:span text:style-name="T3">Έξοδος κονσόλας:</text:span></text:p>
      <text:p text:style-name="P1"><text:span text:style-name="T6">20 is greater than 18</text:span></text:p>
      <text:p text:style-name="P6"/>
      <text:p text:style-name="P1"><text:span text:style-name="T1">Η συνθήκη else</text:span></text:p>
      <text:p text:style-name="P58"><text:span text:style-name="T3">Χρησιμοποιήστε else για να καθορίσετε ένα μπλοκ κώδικα που θα εκτελεστεί, εάν η ίδια συνθήκη είναι ψευδής</text:span></text:p>
      <text:p text:style-name="P1"><text:span text:style-name="T3">Συντακτικό:</text:span></text:p>
      <text:p text:style-name="P1"><text:span text:style-name="T6">if (condition) {</text:span></text:p>
      <text:p text:style-name="P1"><text:span text:style-name="T6"><text:s text:c="2"/>// μπλοκ κώδικα που θα εκτελεστεί αν η συνθήκη είναι αληθής</text:span></text:p>
      <text:p text:style-name="P1"><text:span text:style-name="T6">} else {</text:span></text:p>
      <text:p text:style-name="P1"><text:span text:style-name="T6"><text:s text:c="2"/>// μπλοκ κώδικα που θα εκτελεστεί αν η συνθήκη είναι ψευδής</text:span></text:p>
      <text:p text:style-name="P1"><text:span text:style-name="T6">}</text:span></text:p>
      <text:p text:style-name="P4"/>
      <text:p text:style-name="P1"><text:soft-page-break/><text:span text:style-name="T3">Για παράδειγμα:</text:span></text:p>
      <text:p text:style-name="P1"><text:span text:style-name="T6">int age = 20;</text:span></text:p>
      <text:p text:style-name="P1"><text:span text:style-name="T6">if (age &lt; 18) {</text:span></text:p>
      <text:p text:style-name="P1"><text:span text:style-name="T6"><text:s text:c="2"/>cout &lt;&lt; "Underage.";</text:span></text:p>
      <text:p text:style-name="P1"><text:span text:style-name="T6">} else {</text:span></text:p>
      <text:p text:style-name="P1"><text:span text:style-name="T6"><text:s text:c="2"/>cout &lt;&lt; "Adult.";</text:span></text:p>
      <text:p text:style-name="P1"><text:span text:style-name="T6">}</text:span></text:p>
      <text:p text:style-name="P4"/>
      <text:p text:style-name="P1"><text:span text:style-name="T3">Έξοδος κονσόλας:</text:span></text:p>
      <text:p text:style-name="P1"><text:span text:style-name="T6">Adult.</text:span></text:p>
      <text:p text:style-name="P1"><text:span text:style-name="T3"><text:s/></text:span></text:p>
      <text:p text:style-name="P1"><text:span text:style-name="T1">Η συνθήκη else if </text:span></text:p>
      <text:p text:style-name="P1"><text:span text:style-name="T3">Χρησιμοποιήστε την συνθήκη else if για να καθορίσετε μία νέα συνθήκη if εάν η πρώτη συνθήκη είναι λάθος.</text:span></text:p>
      <text:p text:style-name="P1"><text:span text:style-name="T3">Συντακτικό:</text:span></text:p>
      <text:p text:style-name="P1"><text:span text:style-name="T6">if (condition1) {</text:span></text:p>
      <text:p text:style-name="P1"><text:span text:style-name="T6"><text:s text:c="2"/>// μπλοκ κώδικα που θα εκτελεστεί αν η condition1 είναι αληθής</text:span></text:p>
      <text:p text:style-name="P1"><text:span text:style-name="T6">} else if (condition2) {</text:span></text:p>
      <text:p text:style-name="P1"><text:span text:style-name="T6"><text:s text:c="2"/>// μπλοκ κώδικα που θα εκτελεστεί αν η condition1 είναι ψευδής και η <text:s/>condition2 είναι αληθής</text:span></text:p>
      <text:p text:style-name="P1"><text:span text:style-name="T6">} else {</text:span></text:p>
      <text:p text:style-name="P1"><text:span text:style-name="T6"><text:s text:c="2"/>// μπλοκ κώδικα που θα εκτελεστεί αν η condition1 είναι ψευδής και η condition2 είναι ψευδής</text:span></text:p>
      <text:p text:style-name="P1"><text:span text:style-name="T6">}</text:span></text:p>
      <text:p text:style-name="P4"/>
      <text:p text:style-name="P1"><text:span text:style-name="T3">Για παράδειγμα</text:span></text:p>
      <text:p text:style-name="P1"><text:span text:style-name="T6">int age = 22;</text:span></text:p>
      <text:p text:style-name="P1"><text:soft-page-break/><text:span text:style-name="T6">if (age &lt; 13) {</text:span></text:p>
      <text:p text:style-name="P1"><text:span text:style-name="T6"><text:s text:c="2"/>cout &lt;&lt; "Child.";</text:span></text:p>
      <text:p text:style-name="P1"><text:span text:style-name="T6">} else if (age &lt; 18) {</text:span></text:p>
      <text:p text:style-name="P1"><text:span text:style-name="T6"><text:s text:c="2"/>cout &lt;&lt; "Teen.";</text:span></text:p>
      <text:p text:style-name="P1"><text:span text:style-name="T6">} else {</text:span></text:p>
      <text:p text:style-name="P1"><text:span text:style-name="T6"><text:s text:c="2"/>cout &lt;&lt; "Adult.";</text:span></text:p>
      <text:p text:style-name="P1"><text:span text:style-name="T6">}</text:span></text:p>
      <text:p text:style-name="P4"/>
      <text:p text:style-name="P1"><text:span text:style-name="T3">Έξοδος κονσόλας:</text:span></text:p>
      <text:p text:style-name="P1"><text:span text:style-name="T6">Adult.</text:span></text:p>
      <text:p text:style-name="P1"><text:span text:style-name="T3"><text:s/></text:span></text:p>
      <text:p text:style-name="P1"><text:span text:style-name="T1">If...Else (Ternary Operator)</text:span></text:p>
      <text:p text:style-name="P1"><text:span text:style-name="T3">Υπάρχει επίσης ένα σύντομο if...else, το οποίο είναι γνωστό ως ο ternary χειριστής, διότι αποτελείται από τρεις τελεστές. Μπορεί να χρησιμοποιηθεί για την αντικατάσταση πολλαπλών γραμμών κώδικα με μία μόνο γραμμή. Χρησιμοποιείται συχνά για να αντικαταστήσει τις απλές if else δηλώσεις.</text:span></text:p>
      <text:p text:style-name="P1"><text:span text:style-name="T3">Συντακτικό:</text:span></text:p>
      <text:p text:style-name="P1"><text:span text:style-name="T3">variable = (condition) ? expressionTrue : expressionFalse;</text:span></text:p>
      <text:p text:style-name="P2"/>
      <text:p text:style-name="P1"><text:span text:style-name="T3">Έτσι αντί να γράψουμε:</text:span></text:p>
      <text:p text:style-name="P1"><text:span text:style-name="T6">int age = 20;</text:span></text:p>
      <text:p text:style-name="P1"><text:span text:style-name="T6">if (age &lt; 18) {</text:span></text:p>
      <text:p text:style-name="P1"><text:span text:style-name="T6"><text:s text:c="2"/>cout &lt;&lt; "Underage.";</text:span></text:p>
      <text:p text:style-name="P1"><text:span text:style-name="T6">} else {</text:span></text:p>
      <text:p text:style-name="P1"><text:span text:style-name="T6"><text:s text:c="2"/>cout &lt;&lt; "Adult.";</text:span></text:p>
      <text:p text:style-name="P1"><text:span text:style-name="T6">}</text:span></text:p>
      <text:p text:style-name="P1"><text:span text:style-name="T3">Μπορούμε να γράψουμε:</text:span></text:p>
      <text:p text:style-name="P1"><text:soft-page-break/><text:span text:style-name="T6">int age = 20;</text:span></text:p>
      <text:p text:style-name="P1"><text:span text:style-name="T6">string result = (age &lt; 18) ? "Underage." : "Adult.";</text:span></text:p>
      <text:p text:style-name="P1"><text:span text:style-name="T6">cout &lt;&lt; result;</text:span></text:p>
      <text:p text:style-name="P5"/>
      <text:p text:style-name="P5"/>
      <text:p text:style-name="P5"/>
      <text:p text:style-name="P5"/>
      <text:p text:style-name="P5"/>
      <text:p text:style-name="P5"/>
      <text:p text:style-name="P1"><text:span text:style-name="T2">Switch case</text:span></text:p>
      <text:p text:style-name="P1"><text:span text:style-name="T3">A </text:span><text:span text:style-name="T1">switch</text:span><text:span text:style-name="T3"> statement allows a variable to be tested for equality against a list of values. Each value is called a case, and the variable being switched on is checked for each case.</text:span></text:p>
      <text:p text:style-name="P1"><text:span text:style-name="T3">Syntax:</text:span></text:p>
      <text:p text:style-name="P1"><text:span text:style-name="T6">switch(expression) {</text:span></text:p>
      <text:p text:style-name="P1"><text:span text:style-name="T6"><text:s text:c="3"/>case constant-expression <text:s/>:</text:span></text:p>
      <text:p text:style-name="P1"><text:span text:style-name="T6"><text:s text:c="2"/><text:tab/>statement(s);</text:span></text:p>
      <text:p text:style-name="P1"><text:span text:style-name="T6"><text:s text:c="2"/><text:tab/>break; //optional</text:span></text:p>
      <text:p text:style-name="P1"><text:span text:style-name="T6"><text:s text:c="3"/>case constant-expression <text:s/>:</text:span></text:p>
      <text:p text:style-name="P1"><text:span text:style-name="T6"><text:s text:c="2"/><text:tab/>statement(s);</text:span></text:p>
      <text:p text:style-name="P1"><text:span text:style-name="T6"><text:s text:c="2"/><text:tab/>break; //optional</text:span></text:p>
      <text:p text:style-name="P1"><text:span text:style-name="T6"><text:s/><text:tab/>default : //Optional</text:span></text:p>
      <text:p text:style-name="P1"><text:span text:style-name="T6"><text:s text:c="2"/><text:tab/>statement(s);</text:span></text:p>
      <text:p text:style-name="P1"><text:span text:style-name="T6">}</text:span></text:p>
      <text:p text:style-name="P1"><text:span text:style-name="T2">Tip</text:span><text:span text:style-name="T3">: You can have as many cases as it suits your program.</text:span></text:p>
      <text:p text:style-name="P1"><text:span text:style-name="T3">The following rules apply to a switch statement:</text:span></text:p>
      <text:list xml:id="list2620413533" text:style-name="WWNum18">
        <text:list-item>
          <text:p text:style-name="P16"><text:soft-page-break/><text:span text:style-name="T3">The expression used in a switch statement must have an integral or enumerated type, or be of a class type in which the class has a single conversion function to an integral or enumerated type.</text:span></text:p>
        </text:list-item>
        <text:list-item>
          <text:p text:style-name="P16"><text:span text:style-name="T3">The constant-expression for a case must be the same data type as the variable in the switch, and it must be a constant or a literal.</text:span></text:p>
        </text:list-item>
        <text:list-item>
          <text:p text:style-name="P16"><text:span text:style-name="T3">When the variable being switched on is equal to a case, the statements following that case will execute until a break statement is reached.</text:span></text:p>
        </text:list-item>
        <text:list-item>
          <text:p text:style-name="P16"><text:span text:style-name="T3">When a break statement is reached, the switch terminates, and the flow of control jumps to the next line following the switch statement.</text:span></text:p>
        </text:list-item>
        <text:list-item>
          <text:p text:style-name="P16"><text:span text:style-name="T3">Not every case needs to contain a break. If no break appears, the flow of control will </text:span><text:span text:style-name="T6">fall through</text:span><text:span text:style-name="T3"> to subsequent cases until a break is reached.</text:span></text:p>
        </text:list-item>
        <text:list-item>
          <text:p text:style-name="P34"><text:span text:style-name="T3">A switch statement can have an optional default case, which must appear at the end of the switch. The default case can be used for performing a task when none of the cases is true. No break is needed in the default case.</text:span></text:p>
        </text:list-item>
      </text:list>
      <text:p text:style-name="P1"><text:span text:style-name="T3"><text:s/></text:span></text:p>
      <text:p text:style-name="P1"><text:span text:style-name="T3">For example:</text:span></text:p>
      <text:p text:style-name="P1"><text:span text:style-name="T3">int grade;</text:span></text:p>
      <text:p text:style-name="P1"><text:span text:style-name="T3">switch(grade) {</text:span></text:p>
      <text:p text:style-name="P1"><text:span text:style-name="T6"><text:s text:c="2"/><text:tab/>case 'A' :</text:span></text:p>
      <text:p text:style-name="P1"><text:span text:style-name="T6"><text:s text:c="5"/><text:tab/>cout &lt;&lt; "Excellent!" &lt;&lt; endl;</text:span></text:p>
      <text:p text:style-name="P1"><text:span text:style-name="T6"><text:s text:c="5"/><text:tab/>break;</text:span></text:p>
      <text:p text:style-name="P1"><text:span text:style-name="T6"><text:s text:c="2"/><text:tab/>case 'B' :</text:span></text:p>
      <text:p text:style-name="P1"><text:span text:style-name="T6"><text:s text:c="2"/><text:tab/>case 'C' :</text:span></text:p>
      <text:p text:style-name="P1"><text:span text:style-name="T6"><text:s text:c="5"/><text:tab/>cout &lt;&lt; "Well done" &lt;&lt; endl;</text:span></text:p>
      <text:p text:style-name="P1"><text:span text:style-name="T6"><text:s text:c="5"/><text:tab/>break;</text:span></text:p>
      <text:p text:style-name="P1"><text:span text:style-name="T6"><text:s text:c="2"/><text:tab/>case 'D' :</text:span></text:p>
      <text:p text:style-name="P1"><text:span text:style-name="T6"><text:s text:c="5"/><text:tab/>cout &lt;&lt; "You passed" &lt;&lt; endl;</text:span></text:p>
      <text:p text:style-name="P1"><text:span text:style-name="T6"><text:s text:c="5"/><text:tab/>break;</text:span></text:p>
      <text:p text:style-name="P1"><text:span text:style-name="T6"><text:s text:c="2"/><text:tab/>case 'F' :</text:span></text:p>
      <text:p text:style-name="P1"><text:span text:style-name="T6"><text:s text:c="5"/><text:tab/>cout &lt;&lt; "Better try again" &lt;&lt; endl;</text:span></text:p>
      <text:p text:style-name="P1"><text:span text:style-name="T6"><text:s text:c="5"/><text:tab/>break;</text:span></text:p>
      <text:p text:style-name="P1"><text:span text:style-name="T6"><text:s text:c="2"/><text:tab/>default :</text:span></text:p>
      <text:p text:style-name="P1"><text:soft-page-break/><text:span text:style-name="T6"><text:s text:c="5"/><text:tab/>cout &lt;&lt; "Invalid grade" &lt;&lt; endl;</text:span></text:p>
      <text:p text:style-name="P1"><text:span text:style-name="T6"><text:s text:c="3"/>}</text:span></text:p>
      <text:p text:style-name="P1"><text:span text:style-name="T3"><text:s/></text:span></text:p>
      <text:p text:style-name="P1"><text:span text:style-name="T3">For grade = ‘A’; , the console output will be:</text:span></text:p>
      <text:p text:style-name="P1"><text:span text:style-name="T6">Excellent!</text:span></text:p>
      <text:p text:style-name="P1"><text:span text:style-name="T3">For grade = ‘B’; and grade = ‘C’; , the console output will be:</text:span></text:p>
      <text:p text:style-name="P1"><text:span text:style-name="T6">Well done!</text:span></text:p>
      <text:p text:style-name="P1"><text:span text:style-name="T3">For grade = ‘D’; , the console output will be:</text:span></text:p>
      <text:p text:style-name="P1"><text:span text:style-name="T6">You passed</text:span></text:p>
      <text:p text:style-name="P1"><text:span text:style-name="T3">For grade = ‘F’; , the console output will be:</text:span></text:p>
      <text:p text:style-name="P1"><text:span text:style-name="T6">Better try again</text:span></text:p>
      <text:p text:style-name="P1"><text:span text:style-name="T3">And for any other value the console output will be:</text:span></text:p>
      <text:p text:style-name="P1"><text:span text:style-name="T6">Invalid grade</text:span></text:p>
      <text:p text:style-name="P1"><text:span text:style-name="T3"><text:s/></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text:span text:style-name="T3">Μετάφραση</text:span></text:p>
      <text:p text:style-name="P1"><text:span text:style-name="T2">Switch case</text:span></text:p>
      <text:p text:style-name="P1"><text:span text:style-name="T3">Μια πρόταση switch επιτρέπει τη δοκιμή μιας μεταβλητής για ισότητα σε μια λίστα τιμών. Κάθε τιμή ονομάζεται case και η μεταβλητή που ενεργοποιείται ελέγχεται για κάθε περίπτωση.</text:span></text:p>
      <text:p text:style-name="P1"><text:span text:style-name="T3">Συντακτικό:</text:span></text:p>
      <text:p text:style-name="P1"><text:span text:style-name="T6">switch(expression) {</text:span></text:p>
      <text:p text:style-name="P1"><text:span text:style-name="T6"><text:s text:c="3"/>case constant-expression <text:s/>:</text:span></text:p>
      <text:p text:style-name="P1"><text:span text:style-name="T6"><text:s text:c="2"/><text:tab/>statement(s);</text:span></text:p>
      <text:p text:style-name="P1"><text:span text:style-name="T6"><text:s text:c="2"/><text:tab/>break; //optional</text:span></text:p>
      <text:p text:style-name="P1"><text:span text:style-name="T6"><text:s text:c="3"/>case constant-expression <text:s/>:</text:span></text:p>
      <text:p text:style-name="P1"><text:span text:style-name="T6"><text:s text:c="2"/><text:tab/>statement(s);</text:span></text:p>
      <text:p text:style-name="P1"><text:span text:style-name="T6"><text:s text:c="2"/><text:tab/>break; //optional</text:span></text:p>
      <text:p text:style-name="P1"><text:span text:style-name="T6"><text:s/><text:tab/>default : //Optional</text:span></text:p>
      <text:p text:style-name="P1"><text:span text:style-name="T6"><text:s text:c="2"/><text:tab/>statement(s);</text:span></text:p>
      <text:p text:style-name="P1"><text:span text:style-name="T6">}</text:span></text:p>
      <text:p text:style-name="P1"><text:span text:style-name="T3">Συμβουλή: Μπορείτε να έχετε όσες περιπτώσεις ταιριάζουν στο πρόγραμμά σας.</text:span></text:p>
      <text:p text:style-name="P1"><text:span text:style-name="T3">Οι ακόλουθοι κανόνες ισχύουν για μια πρόταση switch:</text:span></text:p>
      <text:list xml:id="list3551077818" text:style-name="WWNum17">
        <text:list-item>
          <text:p text:style-name="P51"><text:span text:style-name="T3">Η έκφραση που χρησιμοποιείται σε μια πρόταση switch πρέπει να έχει ακέραιο ή απαριθμημένο τύπο ή να είναι τύπο κλάσης στον οποίο η κλάση έχει μία συνάρτηση switch σε ακέραιο ή απαριθμημένο τύπο.</text:span></text:p>
        </text:list-item>
        <text:list-item>
          <text:p text:style-name="P17"><text:span text:style-name="T3">Η παράσταση σταθεράς για μια υπόθεση πρέπει να είναι ο ίδιος τύπος δεδομένων με τη μεταβλητή στο switch και πρέπει να είναι σταθερή ή κυριολεκτική.</text:span></text:p>
        </text:list-item>
        <text:list-item>
          <text:p text:style-name="P17"><text:soft-page-break/><text:span text:style-name="T3">Όταν η μεταβλητή που ενεργοποιείται είναι ίση με μια υπόθεση, οι προτάσεις που ακολουθούν αυτήν την υπόθεση θα εκτελεστούν μέχρι να επιτευχθεί μια δήλωση switch.</text:span></text:p>
        </text:list-item>
        <text:list-item>
          <text:p text:style-name="P17"><text:span text:style-name="T3">Όταν επιτευχθεί μια πρόταση break, το switch τερματίζεται και η ροή του στοιχείου ελέγχου μεταβαίνει στην επόμενη γραμμή μετά την πρόταση switch.</text:span></text:p>
        </text:list-item>
        <text:list-item>
          <text:p text:style-name="P17"><text:span text:style-name="T3">Δεν χρειάζεται κάθε υπόθεση να περιλαμβάνει ένα break. Εάν δεν εμφανιστεί break, η ροή του ελέγχου θα μειωθεί σε επόμενες περιπτώσεις μέχρι να επιτευχθεί μια διακοπή.</text:span></text:p>
        </text:list-item>
        <text:list-item>
          <text:p text:style-name="P35"><text:span text:style-name="T3">Μια πρόταση switch μπορεί να έχει μια προαιρετική προεπιλεγμένη περίπτωση, η οποία πρέπει να εμφανίζεται στο τέλος του switch. Η προεπιλεγμένη περίπτωση μπορεί να χρησιμοποιηθεί για την εκτέλεση μιας εργασίας, όταν καμία από τις υποθέσεις δεν είναι αληθής. Δεν απαιτείται break στην προεπιλεγμένη περίπτωση. </text:span></text:p>
        </text:list-item>
      </text:list>
      <text:p text:style-name="P1"><text:span text:style-name="T3">Για παράδειγμα:</text:span></text:p>
      <text:p text:style-name="P1"><text:span text:style-name="T3">int grade;</text:span></text:p>
      <text:p text:style-name="P1"><text:span text:style-name="T3">switch(grade) {</text:span></text:p>
      <text:p text:style-name="P1"><text:span text:style-name="T6"><text:s text:c="2"/><text:tab/>case 'A' :</text:span></text:p>
      <text:p text:style-name="P1"><text:span text:style-name="T6"><text:s text:c="5"/><text:tab/>cout &lt;&lt; "Excellent!" &lt;&lt; endl;</text:span></text:p>
      <text:p text:style-name="P1"><text:span text:style-name="T6"><text:s text:c="5"/><text:tab/>break;</text:span></text:p>
      <text:p text:style-name="P1"><text:span text:style-name="T6"><text:s text:c="2"/><text:tab/>case 'B' :</text:span></text:p>
      <text:p text:style-name="P1"><text:span text:style-name="T6"><text:s text:c="2"/><text:tab/>case 'C' :</text:span></text:p>
      <text:p text:style-name="P1"><text:span text:style-name="T6"><text:s text:c="5"/><text:tab/>cout &lt;&lt; "Well done" &lt;&lt; endl;</text:span></text:p>
      <text:p text:style-name="P1"><text:span text:style-name="T6"><text:s text:c="5"/><text:tab/>break;</text:span></text:p>
      <text:p text:style-name="P1"><text:span text:style-name="T6"><text:s text:c="2"/><text:tab/>case 'D' :</text:span></text:p>
      <text:p text:style-name="P1"><text:span text:style-name="T6"><text:s text:c="5"/><text:tab/>cout &lt;&lt; "You passed" &lt;&lt; endl;</text:span></text:p>
      <text:p text:style-name="P1"><text:span text:style-name="T6"><text:s text:c="5"/><text:tab/>break;</text:span></text:p>
      <text:p text:style-name="P1"><text:span text:style-name="T6"><text:s text:c="2"/><text:tab/>case 'F' :</text:span></text:p>
      <text:p text:style-name="P1"><text:span text:style-name="T6"><text:s text:c="5"/><text:tab/>cout &lt;&lt; "Better try again" &lt;&lt; endl;</text:span></text:p>
      <text:p text:style-name="P1"><text:span text:style-name="T6"><text:s text:c="5"/><text:tab/>break;</text:span></text:p>
      <text:p text:style-name="P1"><text:span text:style-name="T6"><text:s text:c="2"/><text:tab/>default :</text:span></text:p>
      <text:p text:style-name="P1"><text:span text:style-name="T6"><text:s text:c="5"/><text:tab/>cout &lt;&lt; "Invalid grade" &lt;&lt; endl;</text:span></text:p>
      <text:p text:style-name="P1"><text:span text:style-name="T6"><text:s text:c="3"/>}</text:span></text:p>
      <text:p text:style-name="P1"><text:span text:style-name="T3"><text:s/></text:span></text:p>
      <text:p text:style-name="P1"><text:soft-page-break/><text:span text:style-name="T3">Για grade = ‘A’; , η κονσόλα θα εκτυπώσει:</text:span></text:p>
      <text:p text:style-name="P1"><text:span text:style-name="T6">Excellent!</text:span></text:p>
      <text:p text:style-name="P1"><text:span text:style-name="T3">Για grade = ‘B’; and grade = ‘C’; , η κονσόλα θα εκτυπώσει:</text:span></text:p>
      <text:p text:style-name="P1"><text:span text:style-name="T6">Well done!</text:span></text:p>
      <text:p text:style-name="P1"><text:span text:style-name="T3">Για grade = ‘D’; ,η κονσόλα θα εκτυπώσει:</text:span></text:p>
      <text:p text:style-name="P1"><text:span text:style-name="T6">You passed</text:span></text:p>
      <text:p text:style-name="P1"><text:span text:style-name="T3">Για grade = ‘F’; , η κονσόλα θα εκτυπώσει:</text:span></text:p>
      <text:p text:style-name="P1"><text:span text:style-name="T6">Better try again</text:span></text:p>
      <text:p text:style-name="P1"><text:span text:style-name="T3">Και για οποιαδήποτε άλλη τιμή η κονσόλα θα εκτυπώσει:</text:span></text:p>
      <text:p text:style-name="P1"><text:span text:style-name="T6">Invalid grad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2">While - loop</text:span></text:p>
      <text:p text:style-name="P1"><text:soft-page-break/><text:span text:style-name="T3">A while loop statement repeatedly executes a target statement as long as a given condition is true.</text:span></text:p>
      <text:p text:style-name="P1"><text:span text:style-name="T3">The while loop evaluates the condition.</text:span></text:p>
      <text:list xml:id="list655435090" text:style-name="WWNum5">
        <text:list-item>
          <text:p text:style-name="P18"><text:span text:style-name="T3">If the condition is true, statements inside the body of while loop are evaluated.</text:span></text:p>
        </text:list-item>
        <text:list-item>
          <text:p text:style-name="P18"><text:span text:style-name="T3">Then, the condition is evaluated again. This process goes on until the condition is false.</text:span></text:p>
        </text:list-item>
        <text:list-item>
          <text:p text:style-name="P36"><text:span text:style-name="T3">When the condition is false, while loop is terminated.</text:span></text:p>
        </text:list-item>
      </text:list>
      <text:p text:style-name="P1"><text:span text:style-name="T3">Here, statement(s) may be a single statement or a block of statements. The condition may be any expression, and true is any non-zero value.</text:span></text:p>
      <text:p text:style-name="P1"><text:span text:style-name="T3">Syntax:</text:span></text:p>
      <text:p text:style-name="P1"><text:span text:style-name="T6">while (condition) {</text:span></text:p>
      <text:p text:style-name="P1"><text:span text:style-name="T6"><text:s/><text:tab/>// statement(s)</text:span></text:p>
      <text:p text:style-name="P1"><text:span text:style-name="T6">}</text:span></text:p>
      <text:p text:style-name="P1"><text:span text:style-name="T3"><text:s/></text:span></text:p>
      <text:p text:style-name="P1"><text:span text:style-name="T3">For example:</text:span></text:p>
      <text:p text:style-name="P1"><text:span text:style-name="T6">int number, i = 1, factorial = 1;</text:span></text:p>
      <text:p text:style-name="P1"><text:span text:style-name="T6">while ( i &lt;= number) {</text:span></text:p>
      <text:p text:style-name="P1"><text:span text:style-name="T6"><text:s text:c="4"/><text:tab/>factorial *= i; <text:s/><text:tab/>//factorial = factorial * i;</text:span></text:p>
      <text:p text:style-name="P1"><text:span text:style-name="T6"><text:s text:c="4"/><text:tab/>++i;</text:span></text:p>
      <text:p text:style-name="P1"><text:span text:style-name="T6">}</text:span></text:p>
      <text:p text:style-name="P1"><text:span text:style-name="T6">cout&lt;&lt;"Factorial of "&lt;&lt; number &lt;&lt;" = "&lt;&lt; factorial;</text:span></text:p>
      <text:p text:style-name="P1"><text:span text:style-name="T3"><text:s/></text:span></text:p>
      <text:p text:style-name="P1"><text:span text:style-name="T3">If number = 4, the console output will be:</text:span></text:p>
      <text:p text:style-name="P1"><text:span text:style-name="T6">Factorial of 4 = 24</text:span></text:p>
      <text:p text:style-name="P1"><text:span text:style-name="T3"><text:s/></text:span></text:p>
      <text:p text:style-name="P1"><text:span text:style-name="T3">For given value of number = 4, the while loop starts executing the code. Here's how while loop works:</text:span></text:p>
      <text:list xml:id="list939823961" text:style-name="WWNum10">
        <text:list-item>
          <text:p text:style-name="P19"><text:span text:style-name="T3">Initially, i = 1, test expression i &lt;= number is true and factorial becomes 1.</text:span></text:p>
        </text:list-item>
        <text:list-item>
          <text:p text:style-name="P19"><text:soft-page-break/><text:span text:style-name="T3">Variable i is updated to 2, condition <text:s/>is true, factorial becomes 2.</text:span></text:p>
        </text:list-item>
        <text:list-item>
          <text:p text:style-name="P19"><text:span text:style-name="T3">Variable i is updated to 3, condition <text:s/>is true, factorial becomes 6.</text:span></text:p>
        </text:list-item>
        <text:list-item>
          <text:p text:style-name="P19"><text:span text:style-name="T3">Variable i is updated to 4, condition is true, factorial becomes 24.</text:span></text:p>
        </text:list-item>
        <text:list-item>
          <text:p text:style-name="P37"><text:span text:style-name="T3">Variable i is updated to 5, condition is false and while loop is terminated.</text:span></text:p>
        </text:list-item>
      </text:list>
      <text:p text:style-name="P1"><text:span text:style-name="T3"><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3">Μετάφραση</text:span></text:p>
      <text:p text:style-name="P1"><text:soft-page-break/><text:span text:style-name="T2">While Βρόγχος</text:span></text:p>
      <text:p text:style-name="P1"><text:span text:style-name="T3">Μια δήλωση βρόχου ενώ εκτελεί επανειλημμένα μια πρόταση προορισμού, εφόσον μια δεδομένη συνθήκη είναι αληθής.</text:span></text:p>
      <text:p text:style-name="P1"><text:span text:style-name="T3">Ο βρόγχος while αξιολογεί τη συνθήκη.</text:span></text:p>
      <text:list xml:id="list216450873" text:style-name="WWNum2">
        <text:list-item>
          <text:p text:style-name="P52"><text:span text:style-name="T3">Εάν η συνθήκη είναι αληθής, αξιολογούνται οι προτάσεις μέσα στο σώμα του βρόχου αξιολογούνται.</text:span></text:p>
        </text:list-item>
        <text:list-item>
          <text:p text:style-name="P20"><text:span text:style-name="T3">Στη συνέχεια, η κατάσταση αξιολογείται ξανά. Αυτή η διαδικασία συνεχίζεται μέχρι η συνθήκη να είναι ψευδής.</text:span></text:p>
        </text:list-item>
        <text:list-item>
          <text:p text:style-name="P38"><text:span text:style-name="T3">Όταν η συνθήκη είναι ψευδής, ο βρόγχος τερματίζει.</text:span></text:p>
        </text:list-item>
      </text:list>
      <text:p text:style-name="P1"><text:span text:style-name="T3">Εδώ, οι δηλώσεις μπορεί να είναι μία μόνο δήλωση ή ένα μπλοκ δηλώσεων. Η συνθήκη μπορεί να είναι οποιαδήποτε έκφραση και είναι αληθές οποιαδήποτε μη μηδενική τιμή.</text:span></text:p>
      <text:p text:style-name="P1"><text:span text:style-name="T3">Συντακτικό:</text:span></text:p>
      <text:p text:style-name="P1"><text:span text:style-name="T6">while (condition) {</text:span></text:p>
      <text:p text:style-name="P1"><text:span text:style-name="T6"><text:s/><text:tab/>// statement(s)</text:span></text:p>
      <text:p text:style-name="P1"><text:span text:style-name="T6">}</text:span></text:p>
      <text:p text:style-name="P1"><text:span text:style-name="T3"><text:s/></text:span></text:p>
      <text:p text:style-name="P1"><text:span text:style-name="T3">Για παράδειγμα:</text:span></text:p>
      <text:p text:style-name="P1"><text:span text:style-name="T6">int number, i = 1, factorial = 1;</text:span></text:p>
      <text:p text:style-name="P1"><text:span text:style-name="T6">while ( i &lt;= number) {</text:span></text:p>
      <text:p text:style-name="P1"><text:span text:style-name="T6"><text:s text:c="4"/><text:tab/>factorial *= i; <text:s/><text:tab/>//factorial = factorial * i;</text:span></text:p>
      <text:p text:style-name="P1"><text:span text:style-name="T6"><text:s text:c="4"/><text:tab/>++i;</text:span></text:p>
      <text:p text:style-name="P1"><text:span text:style-name="T6">}</text:span></text:p>
      <text:p text:style-name="P1"><text:span text:style-name="T6">cout&lt;&lt;"Factorial of "&lt;&lt; number &lt;&lt;" = "&lt;&lt; factorial;</text:span></text:p>
      <text:p text:style-name="P1"><text:span text:style-name="T3"><text:s/></text:span></text:p>
      <text:p text:style-name="P1"><text:span text:style-name="T3">Αν number = 4, η κονσόλα θα εκτυπώσει:</text:span></text:p>
      <text:p text:style-name="P1"><text:span text:style-name="T6">Factorial of 4 = 24</text:span></text:p>
      <text:p text:style-name="P1"><text:span text:style-name="T3"><text:s/>Για δεδομένη τιμή του number = 4, ο βρόγχος while αρχίζει να εκτελεί τον κώδικα. Δείτε πώς λειτουργεί ο βρόχος:</text:span></text:p>
      <text:list xml:id="list515163454" text:style-name="WWNum8">
        <text:list-item>
          <text:p text:style-name="P53"><text:span text:style-name="T3">Αρχικά, i = 1, η έκφραση δοκιμής i &lt;= ο αριθμός είναι αληθής και το factorial γίνεται 1.</text:span></text:p>
        </text:list-item>
        <text:list-item>
          <text:p text:style-name="P21"><text:soft-page-break/><text:span text:style-name="T3">H μεταβλητή i ενημερώνεται σε 2, η κατάσταση είναι αληθής, το factorial γίνεται 2.</text:span></text:p>
        </text:list-item>
        <text:list-item>
          <text:p text:style-name="P21"><text:span text:style-name="T3">Η μεταβλητή i ενημερώνεται σε 3, η κατάσταση είναι αληθής, το factorial γίνεται 6.</text:span></text:p>
        </text:list-item>
        <text:list-item>
          <text:p text:style-name="P21"><text:span text:style-name="T3">Η μεταβλητή i ενημερώνεται σε 4, η κατάσταση είναι αληθής, το factorial γίνεται 24.</text:span></text:p>
        </text:list-item>
        <text:list-item>
          <text:p text:style-name="P39"><text:span text:style-name="T3">Η μεταβλητή i ενημερώνεται σε 5, η κατάσταση είναι ψευδής και ο βρόχος τερματίζεται.</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Do – while loop</text:span></text:p>
      <text:p text:style-name="P1"><text:span text:style-name="T3">A do...while loop is similar to a while loop, except that a do...while loop is guaranteed to execute at least one time, because the do...while loop checks its condition at the bottom of the loop.</text:span></text:p>
      <text:list xml:id="list1458708465" text:style-name="WWNum11">
        <text:list-item>
          <text:p text:style-name="P22"><text:span text:style-name="T3">The statements inside the body of the loop are executed once. Then, the condition is checked.</text:span></text:p>
        </text:list-item>
        <text:list-item>
          <text:p text:style-name="P22"><text:soft-page-break/><text:span text:style-name="T3">If the condition is true, the body of the loop is executed. This process continues until the condition becomes false.</text:span></text:p>
        </text:list-item>
        <text:list-item>
          <text:p text:style-name="P40"><text:span text:style-name="T3">When the condition is false, do...while loop is terminated.</text:span></text:p>
        </text:list-item>
      </text:list>
      <text:p text:style-name="P1"><text:span text:style-name="T3"><text:s/></text:span></text:p>
      <text:p text:style-name="P1"><text:span text:style-name="T3">Syntax:</text:span></text:p>
      <text:p text:style-name="P1"><text:span text:style-name="T6">do {</text:span></text:p>
      <text:p text:style-name="P1"><text:span text:style-name="T6"><text:s text:c="3"/>statement(s);</text:span></text:p>
      <text:p text:style-name="P1"><text:span text:style-name="T6">}</text:span></text:p>
      <text:p text:style-name="P1"><text:span text:style-name="T6">while( condition );</text:span></text:p>
      <text:p text:style-name="P1"><text:span text:style-name="T3"><text:s/></text:span></text:p>
      <text:p text:style-name="P1"><text:span text:style-name="T3">For example:</text:span></text:p>
      <text:p text:style-name="P1"><text:span text:style-name="T6">int number = 5;</text:span></text:p>
      <text:p text:style-name="P1"><text:span text:style-name="T6">do {</text:span></text:p>
      <text:p text:style-name="P1"><text:span text:style-name="T6"><text:s/><text:tab/>number = number – 1;</text:span></text:p>
      <text:p text:style-name="P1"><text:span text:style-name="T6"><text:s/><text:tab/>cout&lt;&lt; number&lt;&lt; endl;</text:span></text:p>
      <text:p text:style-name="P1"><text:span text:style-name="T6">}while(number &gt; 0)</text:span></text:p>
      <text:p text:style-name="P1"><text:span text:style-name="T3">The code above will work as follows:</text:span></text:p>
      <text:p text:style-name="P1"><text:span text:style-name="T3">1. <text:s text:c="6"/>Initially, value of </text:span><text:span text:style-name="T6">number</text:span><text:span text:style-name="T3"> decreases to 4, it is printed with cout, <text:s/>condition is true and the loop continues.</text:span></text:p>
      <text:p text:style-name="P1"><text:span text:style-name="T3">2. <text:s text:c="6"/>Value of </text:span><text:span text:style-name="T6">number</text:span><text:span text:style-name="T3"> decreases to 3, it is printed, condition is true and the loop continues.</text:span></text:p>
      <text:p text:style-name="P1"><text:span text:style-name="T3">3. <text:s text:c="6"/>Value of </text:span><text:span text:style-name="T6">number</text:span><text:span text:style-name="T3"> decreases to 2, it is printed, condition is true and the loop continues.</text:span></text:p>
      <text:p text:style-name="P1"><text:span text:style-name="T3">4. <text:s text:c="6"/>Value of </text:span><text:span text:style-name="T6">number</text:span><text:span text:style-name="T3"> decreases to 1, it is printed, condition is true and the loop continues.</text:span></text:p>
      <text:p text:style-name="P1"><text:span text:style-name="T3">5. <text:s text:c="6"/>Value of </text:span><text:span text:style-name="T6">number</text:span><text:span text:style-name="T3"> decreases to 0, it is printed, condition is false, so the loop breaks.</text:span></text:p>
      <text:p text:style-name="P1"><text:span text:style-name="T3"><text:s/></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Do – while Βρόγχος</text:span></text:p>
      <text:p text:style-name="P1"><text:span text:style-name="T3">A do...while βρόγχος είναι παρόμοιος με έναν βρόγχο while, εκτός από το γεγονός ότι ένας βρόγχος do...while εγγυάται ότι θα εκτελεστεί τουλάχιστον μία φορά, επειδή ο βρόγχος do...while <text:s/>ελέγχει τις συνθήκες του στο τέλος του βρόγχου.</text:span></text:p>
      <text:list xml:id="list230546771465707" text:continue-numbering="true" text:style-name="WWNum11">
        <text:list-item>
          <text:p text:style-name="P22"><text:span text:style-name="T3">Οι εντολές μέσα στο σώμα του βρόγχου εκτελούνται μόνο μία φορά. Τότε, η συνθήκη ελέγχεται.</text:span></text:p>
        </text:list-item>
        <text:list-item>
          <text:p text:style-name="P22"><text:span text:style-name="T3">Αν η συνθήκη είναι αληθής, το σώμα του βρόγχου θα εκτελεστεί. Η διαδικασία θα συνεχιστεί μέχρι η συνθήκη να γίνει ψευδής.</text:span></text:p>
        </text:list-item>
        <text:list-item>
          <text:p text:style-name="P40"><text:span text:style-name="T3">Όταν η συνθήκη γίνει ψευδής, ο βρόγχος τερματίζεται.</text:span></text:p>
        </text:list-item>
      </text:list>
      <text:p text:style-name="P1"><text:soft-page-break/><text:span text:style-name="T3"><text:s/></text:span></text:p>
      <text:p text:style-name="P1"><text:span text:style-name="T3">Συντακτικό:</text:span></text:p>
      <text:p text:style-name="P1"><text:span text:style-name="T6">do {</text:span></text:p>
      <text:p text:style-name="P1"><text:span text:style-name="T6"><text:s text:c="3"/>statement(s);</text:span></text:p>
      <text:p text:style-name="P1"><text:span text:style-name="T6">}</text:span></text:p>
      <text:p text:style-name="P1"><text:span text:style-name="T6">while( condition );</text:span></text:p>
      <text:p text:style-name="P1"><text:span text:style-name="T3"><text:s/></text:span></text:p>
      <text:p text:style-name="P1"><text:span text:style-name="T3">Για παράδειγμα:</text:span></text:p>
      <text:p text:style-name="P1"><text:span text:style-name="T6">int number = 5;</text:span></text:p>
      <text:p text:style-name="P1"><text:span text:style-name="T6">do {</text:span></text:p>
      <text:p text:style-name="P1"><text:span text:style-name="T6"><text:s/><text:tab/>number = number – 1;</text:span></text:p>
      <text:p text:style-name="P1"><text:span text:style-name="T6"><text:s/><text:tab/>cout&lt;&lt; number&lt;&lt; endl;</text:span></text:p>
      <text:p text:style-name="P1"><text:span text:style-name="T6">}while(number &gt; 0)</text:span></text:p>
      <text:p text:style-name="P1"><text:span text:style-name="T3">Ο κώδικας πάνω θα δουλέψει ως εξής:</text:span></text:p>
      <text:p text:style-name="P1"><text:span text:style-name="T3">1. <text:s text:c="6"/>Αρχικά η τιμή του </text:span><text:span text:style-name="T6">number</text:span><text:span text:style-name="T3"> μειώνεται στο 4, εκτυπώνεται με cout, η συνθήκη είναι αληθής και ο βρόγχος συνεχίζεται.</text:span></text:p>
      <text:p text:style-name="P1"><text:span text:style-name="T3">2. <text:s text:c="6"/>Η τιμή του </text:span><text:span text:style-name="T6">number</text:span><text:span text:style-name="T3"> μειώνεται στο 3, εκτυπώνεται, η συνθήκη είναι αληθής και ο βρόγχος συνεχίζεται.</text:span></text:p>
      <text:p text:style-name="P1"><text:span text:style-name="T3">3. <text:s text:c="6"/>Η τιμή του </text:span><text:span text:style-name="T6">number</text:span><text:span text:style-name="T3"> μειώνεται στο 2, εκτυπώνεται, η συνθήκη είναι αληθής και ο βρόγχος συνεχίζεται.</text:span></text:p>
      <text:p text:style-name="P1"><text:span text:style-name="T3">4. <text:s text:c="6"/>Η τιμή του </text:span><text:span text:style-name="T6">number</text:span><text:span text:style-name="T3"> μειώνεται στο 1, εκτυπώνεται, η συνθήκη είναι αληθής και ο βρόγχος συνεχίζεται.</text:span></text:p>
      <text:p text:style-name="P1"><text:span text:style-name="T3">5. <text:s text:c="5"/>Η τιμή του </text:span><text:span text:style-name="T6">number</text:span><text:span text:style-name="T3"> μειώνεται στο 0, εκτυπώνεται, η συνθήκη είναι ψευδής και ο βρόγχος τερματίζει.</text:span></text:p>
      <text:p text:style-name="P2"/>
      <text:p text:style-name="P2"/>
      <text:p text:style-name="P2"/>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2">For loop</text:span></text:p>
      <text:p text:style-name="P1"><text:span text:style-name="T3">A </text:span><text:span text:style-name="T1">for</text:span><text:span text:style-name="T3"> loop is a repetition control structure that allows you to efficiently write a loop that needs to execute a specific number of times.</text:span></text:p>
      <text:p text:style-name="P1"><text:span text:style-name="T3">Syntax:</text:span></text:p>
      <text:p text:style-name="P1"><text:span text:style-name="T6">for ( init; condition; increment ) {</text:span></text:p>
      <text:p text:style-name="P1"><text:span text:style-name="T6"><text:s text:c="3"/>statement(s);</text:span></text:p>
      <text:p text:style-name="P1"><text:span text:style-name="T6">}</text:span></text:p>
      <text:p text:style-name="P1"><text:span text:style-name="T3">Here is the for loop works:</text:span></text:p>
      <text:list xml:id="list2637764091" text:style-name="WWNum7">
        <text:list-item>
          <text:p text:style-name="P23"><text:span text:style-name="T3">The init step is executed first, and only once. This step allows you to declare and initialize any loop control variables. You are not required to put a statement here, as long as a semicolon appears.</text:span></text:p>
        </text:list-item>
        <text:list-item>
          <text:p text:style-name="P23"><text:span text:style-name="T3">Next, the condition is evaluated. If it is true, the body of the loop is executed. If it is false, the body of the loop does not execute and flow of control jumps to the next statement just after the for loop.</text:span></text:p>
        </text:list-item>
        <text:list-item>
          <text:p text:style-name="P23"><text:span text:style-name="T3">After the body of the for loop executes, the flow of control jumps back up to the increment statement. This statement can be left blank, as long as a semicolon appears after the condition.</text:span></text:p>
        </text:list-item>
        <text:list-item>
          <text:p text:style-name="P41"><text:soft-page-break/><text:span text:style-name="T3">The condition is evaluated again. If it is true, the loop executes and the process repeats itself (body of loop, then increment step, and then again condition). After the condition becomes false, the for loop terminates.</text:span></text:p>
        </text:list-item>
      </text:list>
      <text:p text:style-name="P1"><text:span text:style-name="T3"><text:s/></text:span></text:p>
      <text:p text:style-name="P1"><text:span text:style-name="T3">For example:</text:span></text:p>
      <text:p text:style-name="P1"><text:span text:style-name="T6">for( int a = 1; a &lt; = 5; a = a + 1 ) {</text:span></text:p>
      <text:p text:style-name="P1"><text:span text:style-name="T6"><text:s text:c="2"/><text:tab/>cout &lt;&lt; "value of a: " &lt;&lt; a &lt;&lt; endl;</text:span></text:p>
      <text:p text:style-name="P1"><text:span text:style-name="T6"><text:s text:c="3"/>}</text:span></text:p>
      <text:p text:style-name="P1"><text:span text:style-name="T3">Console output:</text:span></text:p>
      <text:p text:style-name="P1"><text:span text:style-name="T6">value of a: 1</text:span></text:p>
      <text:p text:style-name="P1"><text:span text:style-name="T6">value of a: 2</text:span></text:p>
      <text:p text:style-name="P1"><text:span text:style-name="T6">value of a: 3</text:span></text:p>
      <text:p text:style-name="P1"><text:span text:style-name="T6">value of a: 4</text:span></text:p>
      <text:p text:style-name="P1"><text:span text:style-name="T6">value of a: 5</text:span></text:p>
      <text:p text:style-name="P1"><text:span text:style-name="T3"><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2"/>
      <text:p text:style-name="P2"/>
      <text:p text:style-name="P1"><text:span text:style-name="T3">Μετάφραση</text:span></text:p>
      <text:p text:style-name="P1"><text:span text:style-name="T2">For Βρόγχος</text:span></text:p>
      <text:p text:style-name="P1"><text:span text:style-name="T3">Ένας βρόγχος for είναι μια δομή ελέγχου επανάληψης που σας επιτρέπει να γράψετε αποτελεσματικά έναν βρόγχο που πρέπει να εκτελέσει έναν συγκεκριμένο αριθμό φορών.</text:span></text:p>
      <text:p text:style-name="P1"><text:span text:style-name="T3">Συντακτικό:</text:span></text:p>
      <text:p text:style-name="P1"><text:span text:style-name="T6">for ( init; condition; increment ) {</text:span></text:p>
      <text:p text:style-name="P1"><text:span text:style-name="T6"><text:s text:c="3"/>statement(s);</text:span></text:p>
      <text:p text:style-name="P1"><text:span text:style-name="T6">}</text:span></text:p>
      <text:p text:style-name="P1"><text:span text:style-name="T3">Εδώ είναι το πως δουλεύει ο βρόγχος for:</text:span></text:p>
      <text:list xml:id="list2797124094" text:style-name="WWNum13">
        <text:list-item>
          <text:p text:style-name="P54"><text:span text:style-name="T3">Το βήμα init εκτελείται πρώτα, και μόνο μία φορά. Αυτό το βήμα σάς επιτρέπει να δηλώσετε και να αρχικοποιήσετε οποιεσδήποτε μεταβλητές ελέγχου βρόχου. Δεν είστε υποχρεωμένοι να τοποθετήσετε μια δήλωση εδώ, εφόσον εμφανίζεται ένα ερωτηματικό.</text:span></text:p>
        </text:list-item>
        <text:list-item>
          <text:p text:style-name="P24"><text:span text:style-name="T3">Στη συνέχεια, η κατάσταση αξιολογείται. Εάν είναι αληθές, το σώμα του βρόχου εκτελείται. Εάν είναι ψευδής, το σώμα του βρόχου δεν εκτελεί και η ροή του ελέγχου μεταβαίνει στην επόμενη δήλωση αμέσως μετά το βρόχο for.</text:span></text:p>
        </text:list-item>
        <text:list-item>
          <text:p text:style-name="P24"><text:span text:style-name="T3">Μετά την εκτέλεση του σώματος του βρόχου for, η ροή του στοιχείου ελέγχου μεταβαίνει ξανά μέχρι την πρόταση προσαύξησης. Αυτή η πρόταση μπορεί να μείνει κενή, εφόσον εμφανίζεται ερωτηματικό μετά τη συνθήκη.</text:span></text:p>
        </text:list-item>
        <text:list-item>
          <text:p text:style-name="P42"><text:span text:style-name="T3">Η κατάσταση αξιολογείται ξανά. Εάν είναι αληθές, ο βρόχος εκτελείται και η διαδικασία επαναλαμβάνεται (σώμα βρόχου, στη συνέχεια βήμα προσαύξησης και, στη συνέχεια, ξανά συνθήκη). Αφού η συνθήκη γίνει ψευδής, τερματίζεται ο βρόχος for.</text:span></text:p>
        </text:list-item>
      </text:list>
      <text:p text:style-name="P1"><text:span text:style-name="T3"><text:s/></text:span></text:p>
      <text:p text:style-name="P1"><text:span text:style-name="T3">Για παράδειγμα:</text:span></text:p>
      <text:p text:style-name="P1"><text:soft-page-break/><text:span text:style-name="T6">for( int a = 1; a &lt; = 5; a = a + 1 ) {</text:span></text:p>
      <text:p text:style-name="P1"><text:span text:style-name="T6"><text:s text:c="2"/><text:tab/>cout &lt;&lt; "value of a: " &lt;&lt; a &lt;&lt; endl;</text:span></text:p>
      <text:p text:style-name="P1"><text:span text:style-name="T6"><text:s text:c="3"/>}</text:span></text:p>
      <text:p text:style-name="P1"><text:span text:style-name="T3">Έξοδος κονσόλας:</text:span></text:p>
      <text:p text:style-name="P1"><text:span text:style-name="T6">value of a: 1</text:span></text:p>
      <text:p text:style-name="P1"><text:span text:style-name="T6">value of a: 2</text:span></text:p>
      <text:p text:style-name="P1"><text:span text:style-name="T6">value of a: 3</text:span></text:p>
      <text:p text:style-name="P1"><text:span text:style-name="T6">value of a: 4</text:span></text:p>
      <text:p text:style-name="P1"><text:span text:style-name="T6">value of a: 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text:span text:style-name="T2">Pointers</text:span></text:p>
      <text:p text:style-name="P1"><text:span text:style-name="T3">A pointer is a variable that stores the memory address as its value.</text:span></text:p>
      <text:p text:style-name="P1"><text:span text:style-name="T3">A pointer variable points to a data type (like int or string) of the same type and is created with the * operator.</text:span></text:p>
      <text:p text:style-name="P1"><text:span text:style-name="T3">The address of the variable you're working with is assigned to the pointer. As you know every variable is a memory location and every memory location has its address defined which can be accessed using ampersand (&amp;) operator which denotes an address in memory.</text:span></text:p>
      <text:p text:style-name="P1"><text:span text:style-name="T3">For example:</text:span></text:p>
      <text:p text:style-name="P1"><text:span text:style-name="T3">string food = "Pizza"; <text:s/>// A food variable of type string</text:span></text:p>
      <text:p text:style-name="P1"><text:span text:style-name="T6">string* ptr = &amp;food; <text:s text:c="3"/>// A pointer variable, with the name ptr, that stores the address of food</text:span></text:p>
      <text:p text:style-name="P4"/>
      <text:p text:style-name="P1"><text:span text:style-name="T6">cout &lt;&lt; food &lt;&lt; "\n";</text:span></text:p>
      <text:p text:style-name="P4"/>
      <text:p text:style-name="P1"><text:span text:style-name="T6">cout &lt;&lt; &amp;food &lt;&lt; "\n";</text:span></text:p>
      <text:p text:style-name="P1"><text:span text:style-name="T6">cout &lt;&lt; ptr &lt;&lt; "\n";</text:span></text:p>
      <text:p text:style-name="P1"><text:span text:style-name="T3">Console output:</text:span></text:p>
      <text:p text:style-name="P1"><text:span text:style-name="T6">Pizza</text:span></text:p>
      <text:p text:style-name="P1"><text:span text:style-name="T6">0x6dfed4 (May differ on your computer)</text:span></text:p>
      <text:p text:style-name="P1"><text:span text:style-name="T6">0x6dfed4 (May differ on your computer)</text:span></text:p>
      <text:p text:style-name="P1"><text:span text:style-name="T3"><text:s/></text:span></text:p>
      <text:p text:style-name="P1"><text:span text:style-name="T3">In the example above:</text:span></text:p>
      <text:p text:style-name="P1"><text:span text:style-name="T3">· <text:s text:c="8"/>You create a pointer variable with the name ptr, that </text:span><text:span text:style-name="T1">points to</text:span><text:span text:style-name="T3"> a string variable, by using the asterisk sign * (string* ptr).</text:span></text:p>
      <text:p text:style-name="P1"><text:soft-page-break/><text:span text:style-name="T3">· <text:s text:c="8"/>Use the &amp; operator to store the memory address of the variable called food, and assign it to the pointer.</text:span></text:p>
      <text:p text:style-name="P1"><text:span text:style-name="T2">Tip</text:span><text:span text:style-name="T3">: Note that the type of the pointer has to match the type of the variable you're working with.</text:span></text:p>
      <text:p text:style-name="P1"><text:span text:style-name="T3">Μετάφραση</text:span></text:p>
      <text:p text:style-name="P1"><text:span text:style-name="T2">Δείκτες</text:span></text:p>
      <text:p text:style-name="P1"><text:span text:style-name="T3">Ένας δείκτης είναι μια μεταβλητή που αποθηκεύει τη διεύθυνση μνήμης ως τιμή της.</text:span></text:p>
      <text:p text:style-name="P1"><text:span text:style-name="T3">Μια μεταβλητή δείκτη οδηγεί σε έναν τύπο δεδομένων (όπως int ή συμβολοσειρά) του ίδιου τύπου και δημιουργείται με τον τελεστή *.</text:span></text:p>
      <text:p text:style-name="P1"><text:span text:style-name="T3">Η διεύθυνση της μεταβλητής με την οποία εργάζεστε αντιστοιχίζεται στο δείκτη. Όπως γνωρίζετε, κάθε μεταβλητή είναι μια θέση μνήμης και κάθε θέση μνήμης έχει τη διεύθυνσή της που ορίζεται η οποία μπορεί να προσεγγιστεί χρησιμοποιώντας ampersand (&amp;) τελεστή που δηλώνει μια διεύθυνση στη μνήμη.</text:span></text:p>
      <text:p text:style-name="P1"><text:span text:style-name="T3">Για παράδειγμα:</text:span></text:p>
      <text:p text:style-name="P1"><text:span text:style-name="T3">string food = "Pizza"; <text:s/>// Μία μεταβλητή food τύπου string</text:span></text:p>
      <text:p text:style-name="P1"><text:span text:style-name="T6">string* ptr = &amp;food; <text:s text:c="3"/>// Ένας δείκτης, με το όνομα ptr, που αποθηκεύει την διεύθυνση του food</text:span></text:p>
      <text:p text:style-name="P4"/>
      <text:p text:style-name="P1"><text:span text:style-name="T6">cout &lt;&lt; food &lt;&lt; "\n";</text:span></text:p>
      <text:p text:style-name="P1"><text:span text:style-name="T6">cout &lt;&lt; &amp;food &lt;&lt; "\n";</text:span></text:p>
      <text:p text:style-name="P1"><text:span text:style-name="T6">cout &lt;&lt; ptr &lt;&lt; "\n";</text:span></text:p>
      <text:p text:style-name="P1"><text:span text:style-name="T3">Έξοδος κονσόλας:</text:span></text:p>
      <text:p text:style-name="P1"><text:span text:style-name="T6">Pizza</text:span></text:p>
      <text:p text:style-name="P1"><text:span text:style-name="T6">0x6dfed4 (Μπορεί να διαφέρει στον υπολογιστή σας)</text:span></text:p>
      <text:p text:style-name="P1"><text:span text:style-name="T6">0x6dfed4 (Μπορεί να διαφέρει στον υπολογιστή σας)</text:span><text:span text:style-name="T3"> </text:span></text:p>
      <text:p text:style-name="P1"><text:span text:style-name="T3">Στο παραπάνω παράδειγμα:</text:span></text:p>
      <text:p text:style-name="P1"><text:span text:style-name="T3">· Μπορείτε να δημιουργήσετε μια μεταβλητή δείκτη με το όνομα ptr, που οδηγεί σε μια μεταβλητή συμβολοσειράς, χρησιμοποιώντας το σύμβολο αστερίσκο * (string * ptr).</text:span></text:p>
      <text:p text:style-name="P1"><text:span text:style-name="T3">· Χρησιμοποιήστε το &amp; τελεστή για να αποθηκεύσετε τη διεύθυνση μνήμης της μεταβλητής που ονομάζεται food και να την αντιστοιχίσετε στο δείκτη.</text:span></text:p>
      <text:p text:style-name="P1"><text:span text:style-name="T3">Συμβουλή: Σημειώστε ότι ο τύπος του δείκτη πρέπει να ταιριάζει με τον τύπο της μεταβλητής με την οποία εργάζεστε. </text:span></text:p>
      <text:p text:style-name="P1"><text:span text:style-name="T2">Reference</text:span></text:p>
      <text:p text:style-name="P1"><text:span text:style-name="T3">A reference variable is an alias, that is, another name for an already existing variable. Once a reference is initialized with a variable, either the variable name or the reference name may be used to refer to the variable.</text:span></text:p>
      <text:p text:style-name="P1"><text:soft-page-break/><text:span text:style-name="T3">References are often confused with pointers but there are three major differences between references and pointers:</text:span></text:p>
      <text:list xml:id="list2321352095" text:style-name="WWNum12">
        <text:list-item>
          <text:p text:style-name="P25"><text:span text:style-name="T3">You cannot have NULL references. You must always be able to assume that a reference is connected to a legitimate piece of storage.</text:span></text:p>
        </text:list-item>
        <text:list-item>
          <text:p text:style-name="P25"><text:span text:style-name="T3">Once a reference is initialized to an object, it cannot be changed to refer to another object. Pointers can be pointed to another object at any time.</text:span></text:p>
        </text:list-item>
        <text:list-item>
          <text:p text:style-name="P43"><text:span text:style-name="T3">A reference must be initialized when it is created. Pointers can be initialized at any time.</text:span></text:p>
        </text:list-item>
      </text:list>
      <text:p text:style-name="P1"><text:span text:style-name="T3"><text:s/></text:span></text:p>
      <text:p text:style-name="P1"><text:span text:style-name="T3">You can then think of a reference as a second label attached to that memory location. Therefore, you can access the contents of the variable through either the original variable name or the reference. </text:span></text:p>
      <text:p text:style-name="P1"><text:span text:style-name="T3">For example:</text:span></text:p>
      <text:p text:style-name="P1"><text:span text:style-name="T6">string lesson = "C++"; <text:s/></text:span></text:p>
      <text:p text:style-name="P1"><text:span text:style-name="T6">string &amp;course = lesson; <text:tab/></text:span></text:p>
      <text:p text:style-name="P1"><text:span text:style-name="T3">Now, we can use either the variable name lesson or the reference name course to refer to the lesson variable:</text:span></text:p>
      <text:p text:style-name="P1"><text:span text:style-name="T3">Example</text:span></text:p>
      <text:p text:style-name="P1"><text:span text:style-name="T6">string lesson = "C++"; <text:s/></text:span></text:p>
      <text:p text:style-name="P1"><text:span text:style-name="T6">string &amp;course = lesson; <text:s text:c="3"/></text:span></text:p>
      <text:p text:style-name="P1"><text:span text:style-name="T6">cout &lt;&lt; lesson &lt;&lt; "\n"; <text:s/></text:span></text:p>
      <text:p text:style-name="P1"><text:span text:style-name="T6">cout &lt;&lt; course &lt;&lt; "\n"; </text:span></text:p>
      <text:p text:style-name="P1"><text:span text:style-name="T3">Console output:</text:span></text:p>
      <text:p text:style-name="P1"><text:span text:style-name="T6">C++</text:span></text:p>
      <text:p text:style-name="P1"><text:span text:style-name="T6">C++</text:span></text:p>
      <text:p text:style-name="P1"><text:span text:style-name="T3">Μετάφραση</text:span></text:p>
      <text:p text:style-name="P1"><text:span text:style-name="T2">Reference</text:span></text:p>
      <text:p text:style-name="P1"><text:span text:style-name="T3">Μια μεταβλητή αναφοράς είναι ένα ψευδώνυμο, δηλαδή ένα άλλο όνομα για μια ήδη υπάρχουσα μεταβλητή. Μόλις αρχικοποιηθεί μια αναφορά με μια μεταβλητή, είτε το όνομα της μεταβλητής είτε το όνομα αναφοράς μπορούν να χρησιμοποιηθούν για να αναφερθούν στη μεταβλητή.</text:span></text:p>
      <text:p text:style-name="P1"><text:span text:style-name="T3">Οι αναφορές συχνά συγχέονται με δείκτες, αλλά υπάρχουν τρεις σημαντικές διαφορές μεταξύ αναφορών και δεικτών:</text:span></text:p>
      <text:list xml:id="list4284438234" text:style-name="WWNum14">
        <text:list-item>
          <text:p text:style-name="P55"><text:span text:style-name="T3">Δεν μπορείτε να έχετε αναφορές NULL. Πρέπει πάντα να μπορείτε να υποθέσετε ότι μια αναφορά είναι συνδεδεμένη με ένα νόμιμο τμήμα αποθήκευσης.</text:span></text:p>
        </text:list-item>
        <text:list-item>
          <text:p text:style-name="P26"><text:span text:style-name="T3">Μόλις αρχικοποιηθεί μια αναφορά σε ένα αντικείμενο, δεν μπορεί να αλλάξει για να αναφερθεί σε ένα άλλο αντικείμενο. Οι δείκτες μπορούν να δείξουν σε ένα άλλο αντικείμενο οποιαδήποτε στιγμή.</text:span></text:p>
        </text:list-item>
        <text:list-item>
          <text:p text:style-name="P44"><text:soft-page-break/><text:span text:style-name="T3">Κατά τη δημιουργία μιας αναφοράς αρχικοποιείται. Οι δείκτες μπορούν να αρχικοποιηθούν οποιαδήποτε στιγμή.</text:span></text:p>
        </text:list-item>
      </text:list>
      <text:p text:style-name="P1"><text:span text:style-name="T3">Στη συνέχεια, μπορείτε να θεωρήσετε μια αναφορά ως δεύτερη ετικέτα που είναι συνδεδεμένη σε αυτήν τη θέση μνήμης. Επομένως, μπορείτε να αποκτήσετε πρόσβαση στα περιεχόμενα της μεταβλητής είτε μέσω του αρχικού ονόματος μεταβλητής είτε μέσω της αναφοράς.</text:span></text:p>
      <text:p text:style-name="P1"><text:span text:style-name="T3">Για παράδειγμα:</text:span></text:p>
      <text:p text:style-name="P1"><text:span text:style-name="T6">string lesson = "C++"; <text:s/></text:span></text:p>
      <text:p text:style-name="P1"><text:span text:style-name="T6">string &amp;course = lesson; <text:tab/></text:span></text:p>
      <text:p text:style-name="P1"><text:span text:style-name="T3">Now, we can use either the variable name lesson or the reference name course to refer to the lesson variable:</text:span></text:p>
      <text:p text:style-name="P1"><text:span text:style-name="T3">Για παράδειγμα:</text:span></text:p>
      <text:p text:style-name="P1"><text:span text:style-name="T6">string lesson = "C++"; <text:s/></text:span></text:p>
      <text:p text:style-name="P1"><text:span text:style-name="T6">string &amp;course = lesson; <text:s text:c="3"/></text:span></text:p>
      <text:p text:style-name="P1"><text:span text:style-name="T6">cout &lt;&lt; lesson &lt;&lt; "\n"; <text:s/></text:span></text:p>
      <text:p text:style-name="P1"><text:span text:style-name="T6">cout &lt;&lt; course &lt;&lt; "\n"; </text:span></text:p>
      <text:p text:style-name="P1"><text:span text:style-name="T3">Έξοδος κονσόλας:</text:span></text:p>
      <text:p text:style-name="P1"><text:span text:style-name="T6">C++</text:span></text:p>
      <text:p text:style-name="P1"><text:span text:style-name="T6">C++</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2">Functions</text:span></text:p>
      <text:p text:style-name="P1"><text:span text:style-name="T3">A function is a group of statements that together perform a task. Every C++ program has at least one function, which is main(). </text:span></text:p>
      <text:p text:style-name="P1"><text:span text:style-name="T3">A function only runs when it is called.</text:span></text:p>
      <text:p text:style-name="P1"><text:span text:style-name="T3">You can pass data, known as parameters, into a function.</text:span></text:p>
      <text:p text:style-name="P1"><text:span text:style-name="T3">Functions are used to perform certain actions, and they are important for reusing code: Define the code once, and use it many times.</text:span></text:p>
      <text:p text:style-name="P1"><text:span text:style-name="T3">To create (often referred to as </text:span><text:span text:style-name="T6">declare</text:span><text:span text:style-name="T3">) a function, specify the name of the function, followed by parentheses ().</text:span></text:p>
      <text:p text:style-name="P1"><text:span text:style-name="T3">Syntax:</text:span></text:p>
      <text:p text:style-name="P1"><text:span text:style-name="T3">void </text:span><text:span text:style-name="T6">myFunction</text:span><text:span text:style-name="T3">() {</text:span></text:p>
      <text:p text:style-name="P1"><text:span text:style-name="T3"><text:s text:c="2"/>// code to be executed</text:span></text:p>
      <text:p text:style-name="P1"><text:span text:style-name="T3">}</text:span></text:p>
      <text:p text:style-name="P1"><text:span text:style-name="T3">A C++ function definition consists of a function header and a function body. Here are all the parts of a function:</text:span></text:p>
      <text:list xml:id="list1314477018" text:style-name="WWNum19">
        <text:list-item>
          <text:p text:style-name="P27"><text:span text:style-name="T3">Return Type − A function may return a value. The return_type is the data type of the value the function returns. Some functions perform the desired operations without returning a value. In this case, the return_type is the keyword void.</text:span></text:p>
        </text:list-item>
        <text:list-item>
          <text:p text:style-name="P27"><text:soft-page-break/><text:span text:style-name="T3">Function Name − This is the actual name of the function. The function name and the parameter list together constitute the function signature.</text:span></text:p>
        </text:list-item>
        <text:list-item>
          <text:p text:style-name="P27"><text:span text:style-name="T3">Parameters − A parameter is like a placeholder. When a function is invoked, you pass a value to the parameter. This value is referred to as actual parameter or argument. The parameter list refers to the type, order, and number of the parameters of a function. Parameters are optional; that is, a function may contain no parameters.</text:span></text:p>
        </text:list-item>
        <text:list-item>
          <text:p text:style-name="P45"><text:span text:style-name="T3">Function Body − The function body contains a collection of statements that define what the function does.</text:span></text:p>
        </text:list-item>
      </text:list>
      <text:p text:style-name="P1"><text:span text:style-name="T3">For example:</text:span></text:p>
      <text:p text:style-name="Standard"><text:span text:style-name="T6">int max(int num1, int num2) {</text:span></text:p>
      <text:p text:style-name="Standard"><text:span text:style-name="T6"><text:s text:c="3"/>// local variable declaration</text:span></text:p>
      <text:p text:style-name="Standard"><text:span text:style-name="T6"><text:s text:c="3"/>int result;</text:span></text:p>
      <text:p text:style-name="Standard"><text:span text:style-name="T6"><text:s text:c="3"/>if (num1 &gt; num2)</text:span></text:p>
      <text:p text:style-name="Standard"><text:span text:style-name="T6"><text:s text:c="2"/><text:tab/>result = num1;</text:span></text:p>
      <text:p text:style-name="Standard"><text:span text:style-name="T6"><text:s text:c="3"/>else</text:span></text:p>
      <text:p text:style-name="Standard"><text:span text:style-name="T6"><text:s text:c="2"/><text:tab/>result = num2;</text:span></text:p>
      <text:p text:style-name="Standard"><text:span text:style-name="T6"><text:s text:c="3"/>return result;</text:span></text:p>
      <text:p text:style-name="Standard"><text:span text:style-name="T6">}</text:span></text:p>
      <text:p text:style-name="P1"><text:span text:style-name="T3"><text:s/></text:span></text:p>
      <text:p text:style-name="P1"><text:span text:style-name="T3">The example above finds the maximum between two given numbers, and returns its via the variable result, which is returned.</text:span></text:p>
      <text:p text:style-name="P1"><text:span text:style-name="T1">Function Declarations</text:span></text:p>
      <text:p text:style-name="P1"><text:span text:style-name="T3">A function declaration tells the compiler about a function name and how to call the function. The actual body of the function can be defined separately.</text:span></text:p>
      <text:p text:style-name="P1"><text:span text:style-name="T3">Syntax:</text:span></text:p>
      <text:p text:style-name="P1"><text:span text:style-name="T6">return_type function_name( parameter list );</text:span></text:p>
      <text:p text:style-name="P1"><text:span text:style-name="T3">For the previous example with function max(), the function declaration would be:</text:span></text:p>
      <text:p text:style-name="P1"><text:span text:style-name="T6">int max(int num1, int num2);</text:span></text:p>
      <text:p text:style-name="P1"><text:span text:style-name="T3"><text:s/></text:span></text:p>
      <text:p text:style-name="P1"><text:span text:style-name="T2">Tip</text:span><text:span text:style-name="T3">: Parameter names are not important in function declaration only their type is required, so they can be avoided. For example:</text:span></text:p>
      <text:p text:style-name="P1"><text:span text:style-name="T6">int max(int, int);</text:span></text:p>
      <text:p text:style-name="P1"><text:soft-page-break/><text:span text:style-name="T3"><text:s/></text:span></text:p>
      <text:p text:style-name="P1"><text:span text:style-name="T3">Function declaration is required when you define a function in one source file and you call that function in another file. In such case, you should declare the function at the top of the file calling the function.</text:span></text:p>
      <text:p text:style-name="P1"><text:span text:style-name="T3"><text:s/></text:span></text:p>
      <text:p text:style-name="P5"/>
      <text:p text:style-name="P5"/>
      <text:p text:style-name="P5"/>
      <text:p text:style-name="P5"/>
      <text:p text:style-name="P1"><text:span text:style-name="T3">Μετάφραση</text:span></text:p>
      <text:p text:style-name="P1"><text:span text:style-name="T2">Functions</text:span></text:p>
      <text:p text:style-name="P1"><text:span text:style-name="T3">Μια συνάρτηση είναι μια ομάδα δηλώσεων που εκτελούν από κοινού μια εργασία. Κάθε πρόγραμμα C++ έχει τουλάχιστον μία λειτουργία, η οποία είναι η main().</text:span></text:p>
      <text:p text:style-name="P1"><text:span text:style-name="T3">Μια συνάρτηση εκτελείται μόνο όταν καλείται.</text:span></text:p>
      <text:p text:style-name="P1"><text:span text:style-name="T3">Μπορείτε να μεταβιβάσετε δεδομένα, γνωστά ως παράμετροι, σε μια συνάρτηση.</text:span></text:p>
      <text:p text:style-name="P1"><text:span text:style-name="T3">Οι λειτουργίες χρησιμοποιούνται για την εκτέλεση ορισμένων ενεργειών και είναι σημαντικές για την επαναχρησιμοποίηση κώδικα: Ορίστε τον κώδικα μία φορά και χρησιμοποιήστε τον πολλές φορές.</text:span></text:p>
      <text:p text:style-name="P1"><text:span text:style-name="T3">Για να δημιουργήσετε (συχνά αναφέρεται ως δήλωση) μια συνάρτηση, καθορίστε το όνομα της συνάρτησης, ακολουθούμενο από παρενθέσεις ().</text:span></text:p>
      <text:p text:style-name="P1"><text:span text:style-name="T3">Συντακτικό:</text:span></text:p>
      <text:p text:style-name="P1"><text:span text:style-name="T3">void </text:span><text:span text:style-name="T6">myFunction</text:span><text:span text:style-name="T3">() {</text:span></text:p>
      <text:p text:style-name="P1"><text:span text:style-name="T3"><text:s text:c="2"/>// κώδικας προς εκτέλεση</text:span></text:p>
      <text:p text:style-name="P1"><text:span text:style-name="T3">}</text:span></text:p>
      <text:p text:style-name="P1"><text:span text:style-name="T3">Ένας ορισμός συνάρτησης C++ αποτελείται από μια κεφαλίδα συνάρτησης και ένα σώμα συνάρτησης. Εδώ είναι όλα τα μέρη μιας συνάρτησης:</text:span></text:p>
      <text:list xml:id="list1479710268" text:style-name="WWNum6">
        <text:list-item>
          <text:p text:style-name="P56"><text:span text:style-name="T3">Return Type − Μια συνάρτηση μπορεί να επιστρέψει μια τιμή. Το return_type είναι ο τύπος δεδομένων της τιμής που επιστρέφει η συνάρτηση. Ορισμένες λειτουργίες εκτελούν τις επιθυμητές λειτουργίες χωρίς να επιστρέφουν μια τιμή. Σε αυτήν την περίπτωση, η return_type είναι η λέξη-κλειδί void.</text:span></text:p>
        </text:list-item>
        <text:list-item>
          <text:p text:style-name="P28"><text:span text:style-name="T3">Function Name − Αυτό είναι το πραγματικό όνομα της συνάρτησης. Το όνομα συνάρτησης και η λίστα παραμέτρων αποτελούν μαζί την υπογραφή συνάρτησης.</text:span></text:p>
        </text:list-item>
        <text:list-item>
          <text:p text:style-name="P28"><text:span text:style-name="T3">Parameters <text:s/>− Μια παράμετρος είναι σαν σύμβολο κράτησης θέσης. Όταν καλείται μια συνάρτηση, μεταβιβαζεται μια τιμή στην παράμετρο. Αυτή η τιμή αναφέρεται ως πραγματική παράμετρος ή όρισμα. Η λίστα παραμέτρων αναφέρεται στον τύπο, τη σειρά και τον αριθμό των παραμέτρων μιας συνάρτησης. Οι παράμετροι είναι προαιρετικές. Δηλαδή, μια συνάρτηση μπορεί να μην περιέχει παραμέτρους.</text:span></text:p>
        </text:list-item>
        <text:list-item>
          <text:p text:style-name="P46"><text:span text:style-name="T3">Function Body <text:s/>− Το σώμα της συνάρτησης περιέχει μια συλλογή δηλώσεων που καθορίζουν τι κάνει η συνάρτηση.</text:span></text:p>
        </text:list-item>
      </text:list>
      <text:p text:style-name="P2"/>
      <text:p text:style-name="P1"><text:soft-page-break/><text:span text:style-name="T3">Για παράδειγμα:</text:span></text:p>
      <text:p text:style-name="Standard"><text:span text:style-name="T6">int max(int num1, int num2) {</text:span></text:p>
      <text:p text:style-name="Standard"><text:span text:style-name="T6"><text:s text:c="3"/>// local variable declaration</text:span></text:p>
      <text:p text:style-name="Standard"><text:span text:style-name="T6"><text:s text:c="3"/>int result;</text:span></text:p>
      <text:p text:style-name="Standard"><text:span text:style-name="T6"><text:s text:c="3"/>if (num1 &gt; num2)</text:span></text:p>
      <text:p text:style-name="Standard"><text:span text:style-name="T6"><text:s text:c="2"/><text:tab/>result = num1;</text:span></text:p>
      <text:p text:style-name="Standard"><text:span text:style-name="T6"><text:s text:c="3"/>else</text:span></text:p>
      <text:p text:style-name="Standard"><text:span text:style-name="T6"><text:s text:c="2"/><text:tab/>result = num2;</text:span></text:p>
      <text:p text:style-name="Standard"><text:span text:style-name="T6"><text:s text:c="3"/>return result;</text:span></text:p>
      <text:p text:style-name="Standard"><text:span text:style-name="T6">}</text:span></text:p>
      <text:p text:style-name="P1"><text:span text:style-name="T3">Το παραπάνω παράδειγμα βρίσκει το μέγιστο μεταξύ δύο αριθμών και επιστρέφει το αποτέλεσμα της μεταβλητής, το οποίο επιστρέφεται.</text:span></text:p>
      <text:p text:style-name="P1"><text:span text:style-name="T1">Δηλώσεις συναρτήσεων</text:span></text:p>
      <text:p text:style-name="P1"><text:span text:style-name="T3">Μια δήλωση συνάρτησης ενημερώνει το πρόγραμμα μεταγλώττισης σχετικά με ένα όνομα συνάρτησης και τον τρόπο κλήσης της συνάρτησης. Το πραγματικό σώμα της συνάρτησης μπορεί να οριστεί ξεχωριστά.</text:span></text:p>
      <text:p text:style-name="P1"><text:span text:style-name="T3">Συντακτικό:</text:span></text:p>
      <text:p text:style-name="P1"><text:span text:style-name="T6">return_type function_name( parameter list );</text:span></text:p>
      <text:p text:style-name="P1"><text:span text:style-name="T3">Για το προηγούμενο παράδειγμα με την συνάρτηση max(), η δήλωση της συνάρτησης θα είναι:</text:span></text:p>
      <text:p text:style-name="P1"><text:span text:style-name="T6">int max(int num1, int num2);</text:span></text:p>
      <text:p text:style-name="P1"><text:span text:style-name="T3"><text:s/>Συμβουλή: Τα ονόματα παραμέτρων δεν είναι σημαντικά στη δήλωση συνάρτησης, απαιτείται μόνο ο τύπος τους, επομένως μπορούν να αποφευχθούν. Για παράδειγμα:</text:span></text:p>
      <text:p text:style-name="P1"><text:span text:style-name="T3">int max(int, int);</text:span></text:p>
      <text:p text:style-name="P1"><text:span text:style-name="T3">Απαιτείται δήλωση συνάρτησης όταν ορίζετε μια συνάρτηση σε ένα αρχείο προέλευσης και καλείτε αυτήν τη συνάρτηση σε άλλο αρχείο. Σε αυτή την περίπτωση, θα πρέπει να δηλώσετε τη συνάρτηση στο επάνω μέρος του αρχείου καλώντας τη συνάρτηση. </text:span></text:p>
      <text:p text:style-name="P2"/>
      <text:p text:style-name="P1"><text:span text:style-name="T3"><text:s/></text:span></text:p>
      <text:p text:style-name="P2"/>
      <text:p text:style-name="P2"/>
      <text:p text:style-name="P1"><text:soft-page-break/><text:span text:style-name="T2">Classes</text:span></text:p>
      <text:p text:style-name="P1"><text:span text:style-name="T3">A class in C++ is the building block, that leads to Object-Oriented programming. It is a user-defined data type, which holds its own data members and member functions, which can be accessed and used by creating an instance of that class. A C++ class is like a blueprint for an object.</text:span></text:p>
      <text:p text:style-name="P2"/>
      <text:p text:style-name="P1"><text:span text:style-name="T3">For Example:</text:span></text:p>
      <text:p text:style-name="P1"><text:span text:style-name="T3">Consider the Class of Cars. There may be many cars with different names and brand but all of them will share some common properties like all of them will have </text:span><text:span text:style-name="T6">4 wheels</text:span><text:span text:style-name="T3">, </text:span><text:span text:style-name="T6">Speed Limit</text:span><text:span text:style-name="T3">, </text:span><text:span text:style-name="T6">Mileage range</text:span><text:span text:style-name="T3"> etc. So here, Car is the class and doors, speed limits, mileage are their properties.</text:span></text:p>
      <text:p text:style-name="P1"><text:span text:style-name="T3">A class is defined in C++ using keyword class followed by the name of class. The body of class is defined inside the curly brackets and terminated by a semicolon at the end.</text:span></text:p>
      <text:p text:style-name="P1"><text:span text:style-name="T3">Syntax:</text:span></text:p>
      <text:p text:style-name="P1"><text:span text:style-name="T6">class ClassName</text:span></text:p>
      <text:p text:style-name="P1"><text:span text:style-name="T6">{ Access specifier:</text:span></text:p>
      <text:p text:style-name="P1"><text:span text:style-name="T6"><text:s text:c="2"/>Data members;</text:span></text:p>
      <text:p text:style-name="P1"><text:span text:style-name="T6"><text:s text:c="2"/>Member functions(){}</text:span></text:p>
      <text:p text:style-name="P1"><text:span text:style-name="T6">};</text:span></text:p>
      <text:p text:style-name="P1"><text:span text:style-name="T3">For example:</text:span></text:p>
      <text:p text:style-name="P1"><text:span text:style-name="T6">class Car</text:span></text:p>
      <text:p text:style-name="P1"><text:span text:style-name="T6">{ Private:</text:span></text:p>
      <text:p text:style-name="P1"><text:span text:style-name="T6"><text:s text:c="2"/>Int doors;</text:span></text:p>
      <text:p text:style-name="P1"><text:span text:style-name="T6"><text:s text:c="2"/>Int model;</text:span></text:p>
      <text:p text:style-name="P1"><text:span text:style-name="T6"><text:s text:c="2"/>void start(){};</text:span></text:p>
      <text:p text:style-name="P1"><text:span text:style-name="T6">};</text:span></text:p>
      <text:p text:style-name="P1"><text:span text:style-name="T3"><text:s/></text:span></text:p>
      <text:p text:style-name="P1"><text:span text:style-name="T1">Declaring Objects</text:span></text:p>
      <text:p text:style-name="P1"><text:span text:style-name="T3">When a class is defined, only the specification for the object is defined; no memory or storage is allocated. To use the data and access functions defined in the class, you need to create objects.</text:span></text:p>
      <text:p text:style-name="P1"><text:span text:style-name="T3">Syntax:</text:span></text:p>
      <text:p text:style-name="P1"><text:span text:style-name="T6">ClassName ObjectName;</text:span></text:p>
      <text:p text:style-name="P1"><text:soft-page-break/><text:span text:style-name="T3"><text:s/></text:span></text:p>
      <text:p text:style-name="P1"><text:span text:style-name="T3">For example:</text:span></text:p>
      <text:p text:style-name="P1"><text:span text:style-name="T6">Car bmw;</text:span></text:p>
      <text:p text:style-name="P1"><text:span text:style-name="T1">Data members and member functions</text:span></text:p>
      <text:p text:style-name="P1"><text:span text:style-name="T3">There are two ways to define functions that belong to a class:</text:span></text:p>
      <text:list xml:id="list3155827400" text:style-name="WWNum3">
        <text:list-item>
          <text:p text:style-name="P29"><text:span text:style-name="T3">Inside class definition</text:span></text:p>
        </text:list-item>
        <text:list-item>
          <text:p text:style-name="P47"><text:span text:style-name="T3">Outside class definition</text:span></text:p>
        </text:list-item>
      </text:list>
      <text:p text:style-name="P1"><text:span text:style-name="T3">To define a function outside the class definition, you have to declare it inside the class and then define it outside of the class. This is done by specifying the name of the class, followed the scope resolution :: operator, followed by the name of the function.</text:span></text:p>
      <text:p text:style-name="P1"><text:span text:style-name="T3"><text:s/></text:span></text:p>
      <text:p text:style-name="P1"><text:span text:style-name="T3">An example for definition inside the class:</text:span></text:p>
      <text:p text:style-name="P1"><text:span text:style-name="T6">Class Car</text:span></text:p>
      <text:p text:style-name="P1"><text:span text:style-name="T6">{public:</text:span></text:p>
      <text:p text:style-name="P1"><text:span text:style-name="T6"><text:s text:c="3"/>void TurnOn(){</text:span></text:p>
      <text:p text:style-name="P1"><text:span text:style-name="T6"><text:s/><text:tab/>//code</text:span></text:p>
      <text:p text:style-name="P1"><text:span text:style-name="T6"><text:s text:c="3"/>}</text:span></text:p>
      <text:p text:style-name="P1"><text:span text:style-name="T6">}</text:span></text:p>
      <text:p text:style-name="P1"><text:span text:style-name="T3"><text:s/></text:span></text:p>
      <text:p text:style-name="P1"><text:span text:style-name="T3">An example for definition outside of the class:</text:span></text:p>
      <text:p text:style-name="P1"><text:span text:style-name="T6">Class Car</text:span></text:p>
      <text:p text:style-name="P1"><text:span text:style-name="T6">{public:</text:span></text:p>
      <text:p text:style-name="P1"><text:span text:style-name="T6"><text:s text:c="3"/>void TurnOff();</text:span></text:p>
      <text:p text:style-name="P1"><text:span text:style-name="T6">}</text:span></text:p>
      <text:p text:style-name="P1"><text:span text:style-name="T6">Car::TurnOff(){</text:span></text:p>
      <text:p text:style-name="P1"><text:span text:style-name="T6"><text:s text:c="3"/>//code</text:span></text:p>
      <text:p text:style-name="P1"><text:soft-page-break/><text:span text:style-name="T6">}</text:span></text:p>
      <text:p text:style-name="P1"><text:span text:style-name="T3">The data members and member functions of class can be accessed using the dot(‘.’) operator with the object.</text:span></text:p>
      <text:p text:style-name="P1"><text:span text:style-name="T3">For example:</text:span></text:p>
      <text:p text:style-name="P1"><text:span text:style-name="T6">bmw.doors = 4;</text:span></text:p>
      <text:p text:style-name="P1"><text:span text:style-name="T6">bmw.TurnO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3">Μετάφραση</text:span></text:p>
      <text:p text:style-name="P1"><text:span text:style-name="T2">Κλάσεις</text:span></text:p>
      <text:p text:style-name="P1"><text:span text:style-name="T3">Μια κλάση στο C++ είναι το δομικό στοιχείο, που οδηγεί σε αντικειμενοστραφή προγραμματισμό. Είναι ένας τύπος δεδομένων που ορίζεται από το χρήστη, ο οποίος διατηρεί τα δικά του μέλη δεδομένων και συναρτήσεις μελών, στους οποίους μπορείτε να αποκτήσετε πρόσβαση και να χρησιμοποιηθουν δημιουργώντας μια παρουσία αυτής της κλάσης. Μια κλάση C++ είναι σαν ένα σχέδιο για ένα αντικείμενο.</text:span></text:p>
      <text:p text:style-name="P1"><text:span text:style-name="T3">Δηλώσεις συναρτήσεων</text:span></text:p>
      <text:p text:style-name="P1"><text:span text:style-name="T3">Για παράδειγμα:</text:span></text:p>
      <text:p text:style-name="P1"><text:span text:style-name="T3">Σκεφτείτε την κατηγορία των αυτοκινήτων. Μπορεί να υπάρχουν πολλά αυτοκίνητα με διαφορετικά ονόματα και μάρκα, αλλά όλοι τους θα μοιράζονται κάποιες κοινές ιδιότητες όπως ότι όλοι τους θα έχουν 4 τροχούς, Όριο ταχύτητας, σειρά χιλιομέτρων κλπ. Έτσι εδώ, το αυτοκίνητο είναι η κλάση και οι πόρτες, τα όρια ταχύτητας, η απόσταση σε μίλια είναι οι ιδιότητές τους.</text:span></text:p>
      <text:p text:style-name="P1"><text:span text:style-name="T3">Μια κλάση ορίζεται στο C++ χρησιμοποιώντας την λέξη-κλειδί class ακολουθούμενη από το όνομα της κλάσης. Το σώμα της κλάσης ορίζεται μέσα σε αγκύλες και τερματίζεται από ένα ερωτηματικό στο τέλος.</text:span></text:p>
      <text:p text:style-name="P1"><text:soft-page-break/><text:span text:style-name="T3">Συντακτικό:</text:span></text:p>
      <text:p text:style-name="P1"><text:span text:style-name="T6">class ClassName</text:span></text:p>
      <text:p text:style-name="P1"><text:span text:style-name="T6">{ Access specifier:</text:span></text:p>
      <text:p text:style-name="P1"><text:span text:style-name="T6"><text:s text:c="2"/>Data members;</text:span></text:p>
      <text:p text:style-name="P1"><text:span text:style-name="T6"><text:s text:c="2"/>Member functions(){}</text:span></text:p>
      <text:p text:style-name="P1"><text:span text:style-name="T6">};</text:span></text:p>
      <text:p text:style-name="P1"><text:span text:style-name="T3">Για παράδειγμα:</text:span></text:p>
      <text:p text:style-name="P1"><text:span text:style-name="T6">class Car</text:span></text:p>
      <text:p text:style-name="P1"><text:span text:style-name="T6">{ Private:</text:span></text:p>
      <text:p text:style-name="P1"><text:span text:style-name="T6"><text:s text:c="2"/>Int doors;</text:span></text:p>
      <text:p text:style-name="P1"><text:span text:style-name="T6"><text:s text:c="2"/>Int model;</text:span></text:p>
      <text:p text:style-name="P1"><text:span text:style-name="T6"><text:s text:c="2"/>void start(){};</text:span></text:p>
      <text:p text:style-name="P1"><text:span text:style-name="T6">};</text:span></text:p>
      <text:p text:style-name="P1"><text:span text:style-name="T3"><text:s/></text:span><text:span text:style-name="T1">Δήλωση αντικειμένων</text:span></text:p>
      <text:p text:style-name="P1"><text:span text:style-name="T3">Όταν ορίζεται μια κλάση, ορίζεται μόνο η προδιαγραφή για το αντικείμενο; δεν έχει εκχωρηθεί μνήμη ή χώρος αποθήκευσης. Για να χρησιμοποιήσετε τα δεδομένα και τις συναρτήσεις πρόσβασης που ορίζονται στην κλάση, πρέπει να δημιουργήσετε αντικείμενα.</text:span></text:p>
      <text:p text:style-name="P1"><text:span text:style-name="T3">Συντακτικό:</text:span></text:p>
      <text:p text:style-name="P1"><text:span text:style-name="T6">ClassName ObjectName;</text:span></text:p>
      <text:p text:style-name="P1"><text:span text:style-name="T3"><text:s/></text:span></text:p>
      <text:p text:style-name="P1"><text:span text:style-name="T3">Για παράδειγμα:</text:span></text:p>
      <text:p text:style-name="P1"><text:span text:style-name="T6">Car bmw;</text:span></text:p>
      <text:p text:style-name="P1"><text:span text:style-name="T1">Data members and member functions</text:span></text:p>
      <text:p text:style-name="P1"><text:span text:style-name="T1">Δεδομένα μελών και συναρτήσεις μελών</text:span></text:p>
      <text:p text:style-name="P1"><text:span text:style-name="T3">Υπάρχουν δύο τρόποι για να ορίσετε συναρτήσεις που ανήκουν σε μια κλάση:</text:span></text:p>
      <text:list xml:id="list2690601711" text:style-name="WWNum4">
        <text:list-item>
          <text:p text:style-name="P57"><text:span text:style-name="T3">Εσωτερικός ορισμός κλάσης</text:span></text:p>
        </text:list-item>
        <text:list-item>
          <text:p text:style-name="P48"><text:soft-page-break/><text:span text:style-name="T3">Εξωτερικός ορισμός κλάσης</text:span></text:p>
        </text:list-item>
      </text:list>
      <text:p text:style-name="P1"><text:span text:style-name="T3">Για να ορίσετε μια συνάρτηση εκτός του ορισμού κλάσης, πρέπει να την δηλώσετε μέσα στην κλάση και στη συνέχεια να την ορίσετε εκτός της κλάσης. Αυτό γίνεται με τον καθορισμό του ονόματος της κλάσης, ακολουθούμενο από την ανάλυση πεδίου :: τελεστής, ακολουθούμενο από το όνομα της συνάρτησης. </text:span></text:p>
      <text:p text:style-name="P1"><text:span text:style-name="T3">Ένα παράδειγμα ορισμού μέσα στην κλάση:</text:span></text:p>
      <text:p text:style-name="P1"><text:span text:style-name="T6">Class Car</text:span></text:p>
      <text:p text:style-name="P1"><text:span text:style-name="T6">{public:</text:span></text:p>
      <text:p text:style-name="P1"><text:span text:style-name="T6"><text:s text:c="3"/>void TurnOn(){</text:span></text:p>
      <text:p text:style-name="P1"><text:span text:style-name="T6"><text:s/><text:tab/>//κώδικας</text:span></text:p>
      <text:p text:style-name="P1"><text:span text:style-name="T6"><text:s text:c="3"/>}</text:span></text:p>
      <text:p text:style-name="P1"><text:span text:style-name="T6">}</text:span></text:p>
      <text:p text:style-name="P1"><text:span text:style-name="T3"><text:s/></text:span></text:p>
      <text:p text:style-name="P1"><text:span text:style-name="T3">Ένα παράδειγμα ορισμού έξω από την κλάση:</text:span></text:p>
      <text:p text:style-name="P1"><text:span text:style-name="T6">Class Car</text:span></text:p>
      <text:p text:style-name="P1"><text:span text:style-name="T6">{public:</text:span></text:p>
      <text:p text:style-name="P1"><text:span text:style-name="T6"><text:s text:c="3"/>void TurnOff();</text:span></text:p>
      <text:p text:style-name="P1"><text:span text:style-name="T6">}</text:span></text:p>
      <text:p text:style-name="P1"><text:span text:style-name="T6">Car::TurnOff(){</text:span></text:p>
      <text:p text:style-name="P1"><text:span text:style-name="T6"><text:s text:c="3"/>//κώδικας</text:span></text:p>
      <text:p text:style-name="P1"><text:span text:style-name="T6">}</text:span></text:p>
      <text:p text:style-name="P1"><text:span text:style-name="T3">The data members and member functions of class can be accessed using the dot(‘.’) operator with the object.</text:span></text:p>
      <text:p text:style-name="P1"><text:span text:style-name="T3">Για παράδειγμα:</text:span></text:p>
      <text:p text:style-name="P1"><text:span text:style-name="T6">bmw.doors = 4;</text:span></text:p>
      <text:p text:style-name="P1"><text:span text:style-name="T6">bmw.TurnOn();</text:span></text:p>
      <text:p text:style-name="P5"/>
      <text:p text:style-name="P5"/>
      <text:p text:style-name="P5"><text:soft-page-break/></text:p>
      <text:p text:style-name="P5"/>
      <text:p text:style-name="P5"/>
      <text:p text:style-name="P5"/>
      <text:p text:style-name="P5"/>
      <text:p text:style-name="P5"/>
      <text:p text:style-name="P5"/>
      <text:p text:style-name="P1"><text:span text:style-name="T2">Constructors and Destructors</text:span></text:p>
      <text:p text:style-name="P1"><text:span text:style-name="T1">Constructor</text:span></text:p>
      <text:p text:style-name="P1"><text:span text:style-name="T3">A constructor in C++ is a special method that is automatically called when an object of a class is created.</text:span></text:p>
      <text:p text:style-name="P1"><text:span text:style-name="T3">To create a constructor, you use the same name as the class, followed by parentheses ().</text:span></text:p>
      <text:p text:style-name="P1"><text:span text:style-name="T3">For example:</text:span></text:p>
      <text:p text:style-name="P1"><text:span text:style-name="T6">class MyClass { <text:s/><text:tab/></text:span></text:p>
      <text:p text:style-name="P1"><text:span text:style-name="T6"><text:s text:c="2"/>public: <text:s text:c="10"/></text:span></text:p>
      <text:p text:style-name="P1"><text:span text:style-name="T6"><text:tab/>MyClass() { <text:s text:c="32"/><text:tab/>//The constructor</text:span></text:p>
      <text:p text:style-name="P1"><text:span text:style-name="T6"><text:s text:c="2"/><text:tab/>cout &lt;&lt; "Hello World!";</text:span></text:p>
      <text:p text:style-name="P1"><text:span text:style-name="T6"><text:s text:c="4"/>}</text:span></text:p>
      <text:p text:style-name="P1"><text:span text:style-name="T6">};</text:span></text:p>
      <text:p text:style-name="P4"/>
      <text:p text:style-name="P1"><text:span text:style-name="T2">Tip</text:span><text:span text:style-name="T3">: The constructor has the same name as the class, it is always public, and it does not have any return value.</text:span></text:p>
      <text:p text:style-name="P1"><text:span text:style-name="T3">Constructors can also take parameters (just like regular functions), which can be useful for setting initial values for attributes.</text:span></text:p>
      <text:p text:style-name="P1"><text:span text:style-name="T3"><text:s/></text:span></text:p>
      <text:p text:style-name="P1"><text:span text:style-name="T3">Constructors can also be defined outside the class. First, declare the constructor inside the class, and then define it outside of the class by specifying the name of the class, followed by the scope resolution :: operator, followed by the name of the constructor (which is the same as the class).</text:span></text:p>
      <text:p text:style-name="P1"><text:span text:style-name="T1">Destructor</text:span></text:p>
      <text:p text:style-name="P1"><text:soft-page-break/><text:span text:style-name="T3">A destructor function is called automatically by the compiler when the object goes out of scope because:</text:span></text:p>
      <text:p text:style-name="P1"><text:span text:style-name="T3">· <text:s text:c="8"/>the function ends</text:span></text:p>
      <text:p text:style-name="P1"><text:span text:style-name="T3">· <text:s text:c="8"/>the program ends</text:span></text:p>
      <text:p text:style-name="P1"><text:span text:style-name="T3">· <text:s text:c="8"/>a block containing local variables ends</text:span></text:p>
      <text:p text:style-name="P1"><text:span text:style-name="T3">· <text:s text:c="8"/>a delete operator is called </text:span></text:p>
      <text:p text:style-name="P1"><text:span text:style-name="T3"><text:s/></text:span></text:p>
      <text:p text:style-name="P1"><text:span text:style-name="T3">Destructors differ from the constructors and any other functions because they have same name as the class preceded by a tilde (~) and don’t take any argument and don’t return anything.</text:span></text:p>
      <text:p text:style-name="P1"><text:span text:style-name="T3">For example:</text:span></text:p>
      <text:p text:style-name="P1"><text:span text:style-name="T6">class MyClass { <text:s/><text:tab/></text:span></text:p>
      <text:p text:style-name="P1"><text:span text:style-name="T6"><text:s text:c="2"/>public: <text:s text:c="10"/></text:span></text:p>
      <text:p text:style-name="P1"><text:span text:style-name="T6"><text:tab/>MyClass() ;</text:span></text:p>
      <text:p text:style-name="P1"><text:span text:style-name="T6"><text:s/>~MyClass(){ <text:s text:c="18"/><text:tab/>//The distructor</text:span></text:p>
      <text:p text:style-name="P1"><text:span text:style-name="T6"><text:tab/>//deletion code</text:span></text:p>
      <text:p text:style-name="P1"><text:span text:style-name="T6">}</text:span></text:p>
      <text:p text:style-name="P1"><text:span text:style-name="T6">};</text:span></text:p>
      <text:p text:style-name="P4"/>
      <text:p text:style-name="P1"><text:span text:style-name="T3"><text:s/></text:span></text:p>
      <text:p text:style-name="P1"><text:span text:style-name="T2">Tip</text:span><text:span text:style-name="T3">: There can only one be destructor in a class.</text:span></text:p>
      <text:p text:style-name="P1"><text:span text:style-name="T3"><text:s/></text:span></text:p>
      <text:p text:style-name="P2"/>
      <text:p text:style-name="P2"/>
      <text:p text:style-name="P2"/>
      <text:p text:style-name="P2"/>
      <text:p text:style-name="P2"/>
      <text:p text:style-name="P2"><text:soft-page-break/></text:p>
      <text:p text:style-name="P2"/>
      <text:p text:style-name="P1"><text:span text:style-name="T3">Μετάφραση</text:span></text:p>
      <text:p text:style-name="P1"><text:span text:style-name="T2">Κατασκευαστές και Καταστροφείς</text:span></text:p>
      <text:p text:style-name="P1"><text:span text:style-name="T1">Κατασκευαστής</text:span></text:p>
      <text:p text:style-name="P1"><text:span text:style-name="T3">Ένας κατασκευαστής στην C++ είναι μια ειδική μέθοδος που καλείται αυτόματα όταν δημιουργείται ένα αντικείμενο μιας κλάσης.</text:span></text:p>
      <text:p text:style-name="P1"><text:span text:style-name="T3">Για να δημιουργήσετε έναν κατασκευαστή, χρησιμοποιείτε το ίδιο όνομα με την κλάση, ακολουθούμενο από παρενθέσεις ().</text:span></text:p>
      <text:p text:style-name="P1"><text:span text:style-name="T3">Για παράδειγμα:</text:span></text:p>
      <text:p text:style-name="P1"><text:span text:style-name="T6">class MyClass { <text:s/><text:tab/></text:span></text:p>
      <text:p text:style-name="P1"><text:span text:style-name="T6"><text:s text:c="2"/>public: <text:s text:c="10"/></text:span></text:p>
      <text:p text:style-name="P1"><text:span text:style-name="T6"><text:tab/>MyClass() { <text:s text:c="32"/><text:tab/>//Κατασκευαστής</text:span></text:p>
      <text:p text:style-name="P1"><text:span text:style-name="T6"><text:s text:c="2"/><text:tab/>cout &lt;&lt; "Hello World!";</text:span></text:p>
      <text:p text:style-name="P1"><text:span text:style-name="T6"><text:s text:c="4"/>}</text:span></text:p>
      <text:p text:style-name="P1"><text:span text:style-name="T6">};</text:span></text:p>
      <text:p text:style-name="P1"><text:span text:style-name="T3">Συμβουλή: Ένας κατασκευαστής έχει το ίδιο όνομα με την κλάση, είναι πάντα δημόσιος και δεν έχει καμία επιστρεφόμενη τιμή.</text:span></text:p>
      <text:p text:style-name="P1"><text:span text:style-name="T3">Οι κατασκευαστές μπορούν επίσης να πάρουν τις παραμέτρους (ακριβώς όπως οι κανονικές συναρτήσεις), οι οποίες μπορούν να είναι χρήσιμες για τον καθορισμό των αρχικών τιμών για τις ιδιότητες.</text:span></text:p>
      <text:p text:style-name="P1"><text:span text:style-name="T3"><text:s/>Οι κατασκευαστές μπορούν επίσης να οριστούν εκτός της κλάσης. Αρχικά, δηλώστε τον κατασκευαστή μέσα στην κλάση και, στη συνέχεια, ορίστε τον εκτός της κλάσης, καθορίζοντας το όνομα της κλάσης, ακολουθούμενο από την ανάλυση πεδίου :: τελεστή, ακολουθούμενο από το όνομα του κατασκευαστή (το οποίο είναι το ίδιο με την κλάση).</text:span></text:p>
      <text:p text:style-name="P1"><text:span text:style-name="T1">Καταστροφέας</text:span></text:p>
      <text:p text:style-name="P1"><text:span text:style-name="T3">Μια συνάρτηση καταστροφέας καλείται αυτόματα από τον μεταγλωττιστή όταν το αντικείμενο εξέρχεται από το πεδίο εφαρμογής, επειδή:</text:span></text:p>
      <text:p text:style-name="P1"><text:span text:style-name="T3">· η συνάρτηση τελειώνει</text:span></text:p>
      <text:p text:style-name="P1"><text:span text:style-name="T3">· το πρόγραμμα τελειώνει</text:span></text:p>
      <text:p text:style-name="P1"><text:span text:style-name="T3">· ένα μπλοκ που περιέχει τοπικές μεταβλητές τελειώνει</text:span></text:p>
      <text:p text:style-name="P1"><text:span text:style-name="T3">· Καλείται ένας τελεστής διαγραφής</text:span></text:p>
      <text:p text:style-name="P1"><text:span text:style-name="T3">Οι καταστροφείς διαφέρουν από τους κατασκευαστές και οποιεσδήποτε άλλες λειτουργίες επειδή έχουν το ίδιο όνομα με την κατηγορία που προηγείται μια περισπωμένη (~) και δεν παίρνουν οποιοδήποτε επιχείρημα και δεν επιστρέφουν τίποτα.</text:span></text:p>
      <text:p text:style-name="P1"><text:soft-page-break/><text:span text:style-name="T3">Για παράδειγμα:</text:span></text:p>
      <text:p text:style-name="P1"><text:span text:style-name="T6">class MyClass { <text:s/><text:tab/></text:span></text:p>
      <text:p text:style-name="P1"><text:span text:style-name="T6"><text:s text:c="2"/>public: <text:s text:c="10"/></text:span></text:p>
      <text:p text:style-name="P1"><text:span text:style-name="T6"><text:tab/>MyClass() ;</text:span></text:p>
      <text:p text:style-name="P1"><text:span text:style-name="T6"><text:s/>~MyClass(){ <text:s text:c="18"/><text:tab/>//Καταστροφέας</text:span></text:p>
      <text:p text:style-name="P59"><text:span text:style-name="T6">//deletion code</text:span></text:p>
      <text:p text:style-name="P1"><text:span text:style-name="T6">}</text:span></text:p>
      <text:p text:style-name="P1"><text:span text:style-name="T6">};</text:span></text:p>
      <text:p text:style-name="P4"/>
      <text:p text:style-name="P1"><text:span text:style-name="T3"><text:s/></text:span><text:span text:style-name="T2">Συμβουλή</text:span><text:span text:style-name="T3">: Μπορεί να υπάρξει μόνο ένας καταστροφέας σε μία κλάση.</text:span></text:p>
      <text:p text:style-name="P2"/>
      <text:p text:style-name="P2"/>
      <text:p text:style-name="P1"><text:span text:style-name="T3"><text:s/></text:span></text:p>
      <text:p text:style-name="P1"><text:span text:style-name="T3"><text:s/></text:span><text:a xlink:type="simple" xlink:href="http://www.cplusplus.com/" text:style-name="ListLabel_20_172" text:visited-style-name="ListLabel_20_172"><text:span text:style-name="T10">www.cplusplus.com/</text:span></text:a></text:p>
      <text:p text:style-name="P1"><text:a xlink:type="simple" xlink:href="http://www.tutorialspoint.com/" text:style-name="ListLabel_20_172" text:visited-style-name="ListLabel_20_172"><text:span text:style-name="T10">www.tutorialspoint.com</text:span></text:a></text:p>
      <text:p text:style-name="P1"><text:a xlink:type="simple" xlink:href="http://www.programiz.com/" text:style-name="ListLabel_20_172" text:visited-style-name="ListLabel_20_172"><text:span text:style-name="T10">www.programiz.com/</text:span></text:a></text:p>
      <text:p text:style-name="P1"><text:a xlink:type="simple" xlink:href="http://www.w3schools.com/" text:style-name="ListLabel_20_172" text:visited-style-name="ListLabel_20_172"><text:span text:style-name="T10">www.w3schools.com/</text:span></text:a></text:p>
      <text:p text:style-name="P1"><text:a xlink:type="simple" xlink:href="https://www.geeksforgeeks.org/" text:style-name="ListLabel_20_172" text:visited-style-name="ListLabel_20_172"><text:span text:style-name="T10">www.geeksforgeeks.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fo:font-family="Roboto"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2" meta:paragraph-count="1172" meta:word-count="9567" meta:character-count="57645" meta:non-whitespace-character-count="48138"/>
    <meta:generator>LibreOfficeDev/6.0.5.2$Linux_X86_64 LibreOffice_project/</meta:generator>
  </office:meta>
</office:document-meta>
</file>